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il5_magnitude_validation_test2" table:style-name="ta1">
        <table:shapes>
          <draw:frame draw:z-index="0" draw:style-name="gr1" draw:text-style-name="P1" svg:width="6.2988in" svg:height="3.5429in" svg:x="55.1461in" svg:y="0.0394in">
            <draw:object draw:notify-on-update-of-ranges="coil5_magnitude_validation_test2.AI1:coil5_magnitude_validation_test2.AI1 coil5_magnitude_validation_test2.AI2:coil5_magnitude_validation_test2.AI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220220000000003" calcext:value-type="float">
            <text:p>-0.02202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27104" calcext:value-type="float">
            <text:p>0.027104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2085" calcext:value-type="float">
            <text:p>-0.020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28798" calcext:value-type="float">
            <text:p>-0.0287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81499999999999" calcext:value-type="float">
            <text:p>-0.01814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399300000000001" calcext:value-type="float">
            <text:p>0.03993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1545" calcext:value-type="float">
            <text:p>0.015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220220000000003" calcext:value-type="float">
            <text:p>-0.02202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237159999999999" calcext:value-type="float">
            <text:p>0.02371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38236" calcext:value-type="float">
            <text:p>0.0382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1545" calcext:value-type="float">
            <text:p>0.015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7424" calcext:value-type="float">
            <text:p>0.017424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217799999999999" calcext:value-type="float">
            <text:p>-0.0217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6456" calcext:value-type="float">
            <text:p>-0.01645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29766" calcext:value-type="float">
            <text:p>-0.02976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28556" calcext:value-type="float">
            <text:p>0.0285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20086" calcext:value-type="float">
            <text:p>-0.0200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-0.02055" calcext:value-type="float">
            <text:p>-0.020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215379999999997" calcext:value-type="float">
            <text:p>0.021537999999999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234" calcext:value-type="float">
            <text:p>0.023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295240000000001" calcext:value-type="float">
            <text:p>-0.02952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166979999999998" calcext:value-type="float">
            <text:p>0.0166979999999998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33099999999999" calcext:value-type="float">
            <text:p>-0.013309999999999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71" calcext:value-type="float">
            <text:p>0.017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229899999999999" calcext:value-type="float">
            <text:p>-0.022989999999999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-0.01455" calcext:value-type="float">
            <text:p>-0.014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215379999999997" calcext:value-type="float">
            <text:p>0.021537999999999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21296" calcext:value-type="float">
            <text:p>-0.021296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21945" calcext:value-type="float">
            <text:p>0.21945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969" calcext:value-type="float">
            <text:p>0.34969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65662" calcext:value-type="float">
            <text:p>0.36566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5205" calcext:value-type="float">
            <text:p>-0.352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669" calcext:value-type="float">
            <text:p>0.366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64748" calcext:value-type="float">
            <text:p>0.2647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794" calcext:value-type="float">
            <text:p>0.779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417" calcext:value-type="float">
            <text:p>0.341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120516" calcext:value-type="float">
            <text:p>0.12051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66135" calcext:value-type="float">
            <text:p>-0.661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-0.37605" calcext:value-type="float">
            <text:p>-0.376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379" calcext:value-type="float">
            <text:p>-0.237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7.02585" calcext:value-type="float">
            <text:p>-7.025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7734" calcext:value-type="float">
            <text:p>0.773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447" calcext:value-type="float">
            <text:p>0.344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09" calcext:value-type="float">
            <text:p>0.210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969" calcext:value-type="float">
            <text:p>0.34969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29" calcext:value-type="float">
            <text:p>-0.2229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21345" calcext:value-type="float">
            <text:p>0.213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885" calcext:value-type="float">
            <text:p>-7.028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7644" calcext:value-type="float">
            <text:p>0.764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695" calcext:value-type="float">
            <text:p>0.376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89862" calcext:value-type="float">
            <text:p>0.38986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67935" calcext:value-type="float">
            <text:p>-0.679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6725" calcext:value-type="float">
            <text:p>0.16725</text:p>
          </table:table-cell>
          <table:table-cell office:value-type="float" office:value="-0.34005" calcext:value-type="float">
            <text:p>-0.340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353" calcext:value-type="float">
            <text:p>0.1353</text:p>
          </table:table-cell>
          <table:table-cell office:value-type="float" office:value="-0.2349" calcext:value-type="float">
            <text:p>-0.234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84" calcext:value-type="float">
            <text:p>0.7884</text:p>
          </table:table-cell>
          <table:table-cell office:value-type="float" office:value="-0.227238" calcext:value-type="float">
            <text:p>-0.227238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3627" calcext:value-type="float">
            <text:p>0.362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24045" calcext:value-type="float">
            <text:p>0.240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7389" calcext:value-type="float">
            <text:p>0.37389</text:p>
          </table:table-cell>
          <table:table-cell office:value-type="float" office:value="0.68565" calcext:value-type="float">
            <text:p>0.68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7335" calcext:value-type="float">
            <text:p>-0.673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609" calcext:value-type="float">
            <text:p>0.360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7.00485" calcext:value-type="float">
            <text:p>-7.004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2845" calcext:value-type="float">
            <text:p>0.22845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110836" calcext:value-type="float">
            <text:p>0.110836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3699" calcext:value-type="float">
            <text:p>0.369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7.01985" calcext:value-type="float">
            <text:p>-7.019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325" calcext:value-type="float">
            <text:p>0.173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22245" calcext:value-type="float">
            <text:p>0.22245</text:p>
          </table:table-cell>
          <table:table-cell office:value-type="float" office:value="-0.17685" calcext:value-type="float">
            <text:p>-0.176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27" calcext:value-type="float">
            <text:p>0.272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669" calcext:value-type="float">
            <text:p>0.366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84108" calcext:value-type="float">
            <text:p>0.28410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764" calcext:value-type="float">
            <text:p>0.7764</text:p>
          </table:table-cell>
          <table:table-cell office:value-type="float" office:value="-0.261118" calcext:value-type="float">
            <text:p>-0.26111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092686" calcext:value-type="float">
            <text:p>-0.0926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24345" calcext:value-type="float">
            <text:p>0.243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0866359999999999" calcext:value-type="float">
            <text:p>0.08663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5937" calcext:value-type="float">
            <text:p>0.35937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65662" calcext:value-type="float">
            <text:p>0.36566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235" calcext:value-type="float">
            <text:p>-0.682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09" calcext:value-type="float">
            <text:p>-0.240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7085" calcext:value-type="float">
            <text:p>-0.170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944" calcext:value-type="float">
            <text:p>0.794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447" calcext:value-type="float">
            <text:p>0.3447</text:p>
          </table:table-cell>
          <table:table-cell office:value-type="float" office:value="-0.112046" calcext:value-type="float">
            <text:p>-0.11204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763" calcext:value-type="float">
            <text:p>0.276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8841" calcext:value-type="float">
            <text:p>0.38841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40245" calcext:value-type="float">
            <text:p>-0.402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605" calcext:value-type="float">
            <text:p>-0.376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19545" calcext:value-type="float">
            <text:p>0.19545</text:p>
          </table:table-cell>
          <table:table-cell office:value-type="float" office:value="-0.17985" calcext:value-type="float">
            <text:p>-0.17985</text:p>
          </table:table-cell>
          <table:table-cell office:value-type="float" office:value="0.080344" calcext:value-type="float">
            <text:p>0.08034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7.03185" calcext:value-type="float">
            <text:p>-7.031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27238" calcext:value-type="float">
            <text:p>-0.22723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09" calcext:value-type="float">
            <text:p>0.210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3517" calcext:value-type="float">
            <text:p>0.33517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9435" calcext:value-type="float">
            <text:p>-0.694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4905" calcext:value-type="float">
            <text:p>-0.349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4864" calcext:value-type="float">
            <text:p>0.09486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495" calcext:value-type="float">
            <text:p>0.424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7.00485" calcext:value-type="float">
            <text:p>-7.004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36918" calcext:value-type="float">
            <text:p>-0.23691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717" calcext:value-type="float">
            <text:p>0.3717</text:p>
          </table:table-cell>
          <table:table-cell office:value-type="float" office:value="-0.126566" calcext:value-type="float">
            <text:p>-0.12656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8475" calcext:value-type="float">
            <text:p>-0.084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235" calcext:value-type="float">
            <text:p>-0.682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053" calcext:value-type="float">
            <text:p>0.105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3995" calcext:value-type="float">
            <text:p>0.439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609" calcext:value-type="float">
            <text:p>0.360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6.98385" calcext:value-type="float">
            <text:p>-6.983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8004" calcext:value-type="float">
            <text:p>0.800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17" calcext:value-type="float">
            <text:p>0.3417</text:p>
          </table:table-cell>
          <table:table-cell office:value-type="float" office:value="-0.121726" calcext:value-type="float">
            <text:p>-0.121726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816" calcext:value-type="float">
            <text:p>-0.081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6165" calcext:value-type="float">
            <text:p>0.661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8835" calcext:value-type="float">
            <text:p>-0.68835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0695" calcext:value-type="float">
            <text:p>0.406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579" calcext:value-type="float">
            <text:p>0.357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785" calcext:value-type="float">
            <text:p>-7.007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22398" calcext:value-type="float">
            <text:p>-0.222398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22545" calcext:value-type="float">
            <text:p>0.22545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0545" calcext:value-type="float">
            <text:p>-0.40545</text:p>
          </table:table-cell>
          <table:table-cell office:value-type="float" office:value="0.360822" calcext:value-type="float">
            <text:p>0.36082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143" calcext:value-type="float">
            <text:p>0.1143</text:p>
          </table:table-cell>
          <table:table-cell office:value-type="float" office:value="-0.2469" calcext:value-type="float">
            <text:p>-0.246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3185" calcext:value-type="float">
            <text:p>-7.03185</text:p>
          </table:table-cell>
          <table:table-cell office:value-type="float" office:value="0.259908" calcext:value-type="float">
            <text:p>0.2599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537" calcext:value-type="float">
            <text:p>0.3537</text:p>
          </table:table-cell>
          <table:table-cell office:value-type="float" office:value="-0.126566" calcext:value-type="float">
            <text:p>-0.12656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8895" calcext:value-type="float">
            <text:p>0.388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1445" calcext:value-type="float">
            <text:p>-0.414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8835" calcext:value-type="float">
            <text:p>-0.688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21945" calcext:value-type="float">
            <text:p>0.219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6.98385" calcext:value-type="float">
            <text:p>-6.983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914" calcext:value-type="float">
            <text:p>0.791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507" calcext:value-type="float">
            <text:p>0.3507</text:p>
          </table:table-cell>
          <table:table-cell office:value-type="float" office:value="-0.087846" calcext:value-type="float">
            <text:p>-0.08784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79" calcext:value-type="float">
            <text:p>0.207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7873" calcext:value-type="float">
            <text:p>0.37873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60822" calcext:value-type="float">
            <text:p>0.360822</text:p>
          </table:table-cell>
          <table:table-cell office:value-type="float" office:value="0.17145" calcext:value-type="float">
            <text:p>0.171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365419999999997" calcext:value-type="float">
            <text:p>-0.03654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285" calcext:value-type="float">
            <text:p>-7.022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734" calcext:value-type="float">
            <text:p>0.773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297" calcext:value-type="float">
            <text:p>0.329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733" calcext:value-type="float">
            <text:p>0.273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2845" calcext:value-type="float">
            <text:p>0.228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105996" calcext:value-type="float">
            <text:p>0.105996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4965" calcext:value-type="float">
            <text:p>0.64965</text:p>
          </table:table-cell>
          <table:table-cell office:value-type="float" office:value="-0.39045" calcext:value-type="float">
            <text:p>-0.390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735" calcext:value-type="float">
            <text:p>-0.69735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383" calcext:value-type="float">
            <text:p>0.138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0695" calcext:value-type="float">
            <text:p>0.406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2585" calcext:value-type="float">
            <text:p>-7.025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463" calcext:value-type="float">
            <text:p>0.246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9795" calcext:value-type="float">
            <text:p>0.39795</text:p>
          </table:table-cell>
          <table:table-cell office:value-type="float" office:value="-0.07275" calcext:value-type="float">
            <text:p>-0.07275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85022" calcext:value-type="float">
            <text:p>0.385022</text:p>
          </table:table-cell>
          <table:table-cell office:value-type="float" office:value="0.16845" calcext:value-type="float">
            <text:p>0.16845</text:p>
          </table:table-cell>
          <table:table-cell office:value-type="float" office:value="-0.70635" calcext:value-type="float">
            <text:p>-0.706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705" calcext:value-type="float">
            <text:p>-0.367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6897" calcext:value-type="float">
            <text:p>0.0689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785" calcext:value-type="float">
            <text:p>-0.167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69588" calcext:value-type="float">
            <text:p>0.26958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674" calcext:value-type="float">
            <text:p>0.767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627" calcext:value-type="float">
            <text:p>0.362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33638" calcext:value-type="float">
            <text:p>-0.033638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35937" calcext:value-type="float">
            <text:p>0.35937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85022" calcext:value-type="float">
            <text:p>0.38502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135" calcext:value-type="float">
            <text:p>-0.691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094864" calcext:value-type="float">
            <text:p>0.094864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2795" calcext:value-type="float">
            <text:p>0.427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6.98985" calcext:value-type="float">
            <text:p>-6.989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8004" calcext:value-type="float">
            <text:p>0.800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3567" calcext:value-type="float">
            <text:p>0.3567</text:p>
          </table:table-cell>
          <table:table-cell office:value-type="float" office:value="-0.097526" calcext:value-type="float">
            <text:p>-0.09752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21159999999999" calcext:value-type="float">
            <text:p>0.07211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7065" calcext:value-type="float">
            <text:p>0.670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7635" calcext:value-type="float">
            <text:p>-0.676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6405" calcext:value-type="float">
            <text:p>-0.364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323" calcext:value-type="float">
            <text:p>0.132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907" calcext:value-type="float">
            <text:p>0.290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7.01685" calcext:value-type="float">
            <text:p>-7.01685</text:p>
          </table:table-cell>
          <table:table-cell office:value-type="float" office:value="0.245388" calcext:value-type="float">
            <text:p>0.24538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764" calcext:value-type="float">
            <text:p>0.7764</text:p>
          </table:table-cell>
          <table:table-cell office:value-type="float" office:value="-0.232078" calcext:value-type="float">
            <text:p>-0.232078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99" calcext:value-type="float">
            <text:p>0.219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1645" calcext:value-type="float">
            <text:p>0.216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7875" calcext:value-type="float">
            <text:p>-0.07875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8345" calcext:value-type="float">
            <text:p>0.18345</text:p>
          </table:table-cell>
          <table:table-cell office:value-type="float" office:value="-0.70635" calcext:value-type="float">
            <text:p>-0.706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104786" calcext:value-type="float">
            <text:p>0.10478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9545" calcext:value-type="float">
            <text:p>0.195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757" calcext:value-type="float">
            <text:p>0.275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41295" calcext:value-type="float">
            <text:p>0.41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626" calcext:value-type="float">
            <text:p>0.1626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7.01385" calcext:value-type="float">
            <text:p>-7.01385</text:p>
          </table:table-cell>
          <table:table-cell office:value-type="float" office:value="0.269588" calcext:value-type="float">
            <text:p>0.26958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7404" calcext:value-type="float">
            <text:p>0.7404</text:p>
          </table:table-cell>
          <table:table-cell office:value-type="float" office:value="-0.265958" calcext:value-type="float">
            <text:p>-0.26595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092686" calcext:value-type="float">
            <text:p>-0.0926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7838" calcext:value-type="float">
            <text:p>-0.05783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769559999999999" calcext:value-type="float">
            <text:p>0.0769559999999999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33033" calcext:value-type="float">
            <text:p>0.33033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75342" calcext:value-type="float">
            <text:p>0.37534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9435" calcext:value-type="float">
            <text:p>-0.694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19306" calcext:value-type="float">
            <text:p>0.1193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1945" calcext:value-type="float">
            <text:p>0.21945</text:p>
          </table:table-cell>
          <table:table-cell office:value-type="float" office:value="-0.15585" calcext:value-type="float">
            <text:p>-0.155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42795" calcext:value-type="float">
            <text:p>0.427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6.99585" calcext:value-type="float">
            <text:p>-6.995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657" calcext:value-type="float">
            <text:p>0.36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1989" calcext:value-type="float">
            <text:p>0.198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0.105996" calcext:value-type="float">
            <text:p>0.105996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6765" calcext:value-type="float">
            <text:p>0.66765</text:p>
          </table:table-cell>
          <table:table-cell office:value-type="float" office:value="-0.41745" calcext:value-type="float">
            <text:p>-0.41745</text:p>
          </table:table-cell>
          <table:table-cell office:value-type="float" office:value="0.341462" calcext:value-type="float">
            <text:p>0.341462</text:p>
          </table:table-cell>
          <table:table-cell office:value-type="float" office:value="0.17445" calcext:value-type="float">
            <text:p>0.17445</text:p>
          </table:table-cell>
          <table:table-cell office:value-type="float" office:value="-0.65835" calcext:value-type="float">
            <text:p>-0.65835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9125" calcext:value-type="float">
            <text:p>0.191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499" calcext:value-type="float">
            <text:p>-0.249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18945" calcext:value-type="float">
            <text:p>0.18945</text:p>
          </table:table-cell>
          <table:table-cell office:value-type="float" office:value="-0.17085" calcext:value-type="float">
            <text:p>-0.170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0995" calcext:value-type="float">
            <text:p>0.409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01020000000003" calcext:value-type="float">
            <text:p>-0.0801020000000003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7.00785" calcext:value-type="float">
            <text:p>-7.007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7824" calcext:value-type="float">
            <text:p>0.782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6495" calcext:value-type="float">
            <text:p>0.36495</text:p>
          </table:table-cell>
          <table:table-cell office:value-type="float" office:value="-0.07575" calcext:value-type="float">
            <text:p>-0.07575</text:p>
          </table:table-cell>
          <table:table-cell office:value-type="float" office:value="0.16698" calcext:value-type="float">
            <text:p>0.16698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-0.40245" calcext:value-type="float">
            <text:p>-0.402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-0.68535" calcext:value-type="float">
            <text:p>-0.685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825" calcext:value-type="float">
            <text:p>0.18825</text:p>
          </table:table-cell>
          <table:table-cell office:value-type="float" office:value="-0.35505" calcext:value-type="float">
            <text:p>-0.355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263" calcext:value-type="float">
            <text:p>0.1263</text:p>
          </table:table-cell>
          <table:table-cell office:value-type="float" office:value="-0.2319" calcext:value-type="float">
            <text:p>-0.2319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21645" calcext:value-type="float">
            <text:p>0.21645</text:p>
          </table:table-cell>
          <table:table-cell office:value-type="float" office:value="-0.15885" calcext:value-type="float">
            <text:p>-0.15885</text:p>
          </table:table-cell>
          <table:table-cell office:value-type="float" office:value="0.090024" calcext:value-type="float">
            <text:p>0.090024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41595" calcext:value-type="float">
            <text:p>0.41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2885" calcext:value-type="float">
            <text:p>-7.02885</text:p>
          </table:table-cell>
          <table:table-cell office:value-type="float" office:value="0.255068" calcext:value-type="float">
            <text:p>0.25506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584" calcext:value-type="float">
            <text:p>0.758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3387" calcext:value-type="float">
            <text:p>0.338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22245" calcext:value-type="float">
            <text:p>0.222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8895" calcext:value-type="float">
            <text:p>0.388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6465" calcext:value-type="float">
            <text:p>0.66465</text:p>
          </table:table-cell>
          <table:table-cell office:value-type="float" office:value="-0.42345" calcext:value-type="float">
            <text:p>-0.42345</text:p>
          </table:table-cell>
          <table:table-cell office:value-type="float" office:value="0.394702" calcext:value-type="float">
            <text:p>0.394702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71235" calcext:value-type="float">
            <text:p>-0.71235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095106" calcext:value-type="float">
            <text:p>0.09510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349" calcext:value-type="float">
            <text:p>-0.2349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79" calcext:value-type="float">
            <text:p>0.357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7854" calcext:value-type="float">
            <text:p>0.785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537" calcext:value-type="float">
            <text:p>0.3537</text:p>
          </table:table-cell>
          <table:table-cell office:value-type="float" office:value="-0.121726" calcext:value-type="float">
            <text:p>-0.12172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139" calcext:value-type="float">
            <text:p>0.2139</text:p>
          </table:table-cell>
          <table:table-cell office:value-type="float" office:value="-0.043318" calcext:value-type="float">
            <text:p>-0.043318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0817959999999999" calcext:value-type="float">
            <text:p>0.0817959999999999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36421" calcext:value-type="float">
            <text:p>0.36421</text:p>
          </table:table-cell>
          <table:table-cell office:value-type="float" office:value="0.67365" calcext:value-type="float">
            <text:p>0.67365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.355982" calcext:value-type="float">
            <text:p>0.355982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67035" calcext:value-type="float">
            <text:p>-0.67035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20145" calcext:value-type="float">
            <text:p>0.201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080344" calcext:value-type="float">
            <text:p>0.0803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3519" calcext:value-type="float">
            <text:p>0.35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1385" calcext:value-type="float">
            <text:p>-7.01385</text:p>
          </table:table-cell>
          <table:table-cell office:value-type="float" office:value="0.235708" calcext:value-type="float">
            <text:p>0.23570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8034" calcext:value-type="float">
            <text:p>0.8034</text:p>
          </table:table-cell>
          <table:table-cell office:value-type="float" office:value="-0.251438" calcext:value-type="float">
            <text:p>-0.25143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357" calcext:value-type="float">
            <text:p>0.33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2019" calcext:value-type="float">
            <text:p>0.201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696" calcext:value-type="float">
            <text:p>-0.0696</text:p>
          </table:table-cell>
          <table:table-cell office:value-type="float" office:value="0.115676" calcext:value-type="float">
            <text:p>0.115676</text:p>
          </table:table-cell>
          <table:table-cell office:value-type="float" office:value="0.38595" calcext:value-type="float">
            <text:p>0.38595</text:p>
          </table:table-cell>
          <table:table-cell office:value-type="float" office:value="-0.08175" calcext:value-type="float">
            <text:p>-0.08175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39645" calcext:value-type="float">
            <text:p>-0.3964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5805" calcext:value-type="float">
            <text:p>-0.358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03" calcext:value-type="float">
            <text:p>0.1203</text:p>
          </table:table-cell>
          <table:table-cell office:value-type="float" office:value="-0.2169" calcext:value-type="float">
            <text:p>-0.216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20445" calcext:value-type="float">
            <text:p>0.20445</text:p>
          </table:table-cell>
          <table:table-cell office:value-type="float" office:value="-0.16185" calcext:value-type="float">
            <text:p>-0.16185</text:p>
          </table:table-cell>
          <table:table-cell office:value-type="float" office:value="0.114224" calcext:value-type="float">
            <text:p>0.11422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697" calcext:value-type="float">
            <text:p>0.269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39495" calcext:value-type="float">
            <text:p>0.394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849420000000002" calcext:value-type="float">
            <text:p>-0.084942000000000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2285" calcext:value-type="float">
            <text:p>-7.022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7434" calcext:value-type="float">
            <text:p>0.7434</text:p>
          </table:table-cell>
          <table:table-cell office:value-type="float" office:value="-0.241758" calcext:value-type="float">
            <text:p>-0.24175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57838" calcext:value-type="float">
            <text:p>-0.05783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23145" calcext:value-type="float">
            <text:p>0.231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9195" calcext:value-type="float">
            <text:p>0.391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36905" calcext:value-type="float">
            <text:p>0.36905</text:p>
          </table:table-cell>
          <table:table-cell office:value-type="float" office:value="0.65565" calcext:value-type="float">
            <text:p>0.65565</text:p>
          </table:table-cell>
          <table:table-cell office:value-type="float" office:value="-0.41145" calcext:value-type="float">
            <text:p>-0.41145</text:p>
          </table:table-cell>
          <table:table-cell office:value-type="float" office:value="0.389862" calcext:value-type="float">
            <text:p>0.389862</text:p>
          </table:table-cell>
          <table:table-cell office:value-type="float" office:value="0.18645" calcext:value-type="float">
            <text:p>0.186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6105" calcext:value-type="float">
            <text:p>-0.36105</text:p>
          </table:table-cell>
          <table:table-cell office:value-type="float" office:value="0.090266" calcext:value-type="float">
            <text:p>0.090266</text:p>
          </table:table-cell>
          <table:table-cell office:value-type="float" office:value="0.1113" calcext:value-type="float">
            <text:p>0.111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21045" calcext:value-type="float">
            <text:p>0.210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3639" calcext:value-type="float">
            <text:p>0.363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7.00185" calcext:value-type="float">
            <text:p>-7.00185</text:p>
          </table:table-cell>
          <table:table-cell office:value-type="float" office:value="0.250228" calcext:value-type="float">
            <text:p>0.25022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704" calcext:value-type="float">
            <text:p>0.770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3477" calcext:value-type="float">
            <text:p>0.3477</text:p>
          </table:table-cell>
          <table:table-cell office:value-type="float" office:value="-0.116886" calcext:value-type="float">
            <text:p>-0.1168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1929" calcext:value-type="float">
            <text:p>0.1929</text:p>
          </table:table-cell>
          <table:table-cell office:value-type="float" office:value="-0.052998" calcext:value-type="float">
            <text:p>-0.0529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2643" calcext:value-type="float">
            <text:p>0.264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23745" calcext:value-type="float">
            <text:p>0.23745</text:p>
          </table:table-cell>
          <table:table-cell office:value-type="float" office:value="-0.0726" calcext:value-type="float">
            <text:p>-0.0726</text:p>
          </table:table-cell>
          <table:table-cell office:value-type="float" office:value="0.091476" calcext:value-type="float">
            <text:p>0.091476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0.67965" calcext:value-type="float">
            <text:p>0.67965</text:p>
          </table:table-cell>
          <table:table-cell office:value-type="float" office:value="-0.40845" calcext:value-type="float">
            <text:p>-0.40845</text:p>
          </table:table-cell>
          <table:table-cell office:value-type="float" office:value="0.380182" calcext:value-type="float">
            <text:p>0.380182</text:p>
          </table:table-cell>
          <table:table-cell office:value-type="float" office:value="0.17745" calcext:value-type="float">
            <text:p>0.17745</text:p>
          </table:table-cell>
          <table:table-cell office:value-type="float" office:value="-0.67635" calcext:value-type="float">
            <text:p>-0.67635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-0.37005" calcext:value-type="float">
            <text:p>-0.37005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1233" calcext:value-type="float">
            <text:p>0.123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3993" calcext:value-type="float">
            <text:p>0.03993</text:p>
          </table:table-cell>
          <table:table-cell office:value-type="float" office:value="0.21345" calcext:value-type="float">
            <text:p>0.21345</text:p>
          </table:table-cell>
          <table:table-cell office:value-type="float" office:value="-0.15285" calcext:value-type="float">
            <text:p>-0.15285</text:p>
          </table:table-cell>
          <table:table-cell office:value-type="float" office:value="0.099704" calcext:value-type="float">
            <text:p>0.09970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2727" calcext:value-type="float">
            <text:p>0.272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549" calcext:value-type="float">
            <text:p>0.3549</text:p>
          </table:table-cell>
          <table:table-cell office:value-type="float" office:value="-0.0994620000000003" calcext:value-type="float">
            <text:p>-0.0994620000000003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6.98685" calcext:value-type="float">
            <text:p>-6.986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914" calcext:value-type="float">
            <text:p>0.7914</text:p>
          </table:table-cell>
          <table:table-cell office:value-type="float" office:value="-0.256278" calcext:value-type="float">
            <text:p>-0.256278</text:p>
          </table:table-cell>
          <table:table-cell office:value-type="float" office:value="0.3024" calcext:value-type="float">
            <text:p>0.3024</text:p>
          </table:table-cell>
          <table:table-cell office:value-type="float" office:value="0.3357" calcext:value-type="float">
            <text:p>0.3357</text:p>
          </table:table-cell>
          <table:table-cell office:value-type="float" office:value="-0.102366" calcext:value-type="float">
            <text:p>-0.102366</text:p>
          </table:table-cell>
          <table:table-cell office:value-type="float" office:value="0.1845" calcext:value-type="float">
            <text:p>0.184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48158" calcext:value-type="float">
            <text:p>-0.04815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23445" calcext:value-type="float">
            <text:p>0.2344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0963159999999999" calcext:value-type="float">
            <text:p>0.0963159999999999</text:p>
          </table:table-cell>
          <table:table-cell office:value-type="float" office:value="0.38295" calcext:value-type="float">
            <text:p>0.38295</text:p>
          </table:table-cell>
          <table:table-cell office:value-type="float" office:value="-0.08775" calcext:value-type="float">
            <text:p>-0.08775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34485" calcext:value-type="float">
            <text:p>0.34485</text:p>
          </table:table-cell>
          <table:table-cell office:value-type="float" office:value="0.65265" calcext:value-type="float">
            <text:p>0.65265</text:p>
          </table:table-cell>
          <table:table-cell office:value-type="float" office:value="-0.39345" calcext:value-type="float">
            <text:p>-0.39345</text:p>
          </table:table-cell>
          <table:table-cell office:value-type="float" office:value="0.355982" calcext:value-type="float">
            <text:p>0.355982</text:p>
          </table:table-cell>
          <table:table-cell office:value-type="float" office:value="0.19245" calcext:value-type="float">
            <text:p>0.19245</text:p>
          </table:table-cell>
          <table:table-cell office:value-type="float" office:value="-0.70035" calcext:value-type="float">
            <text:p>-0.70035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18525" calcext:value-type="float">
            <text:p>0.18525</text:p>
          </table:table-cell>
          <table:table-cell office:value-type="float" office:value="-0.37305" calcext:value-type="float">
            <text:p>-0.37305</text:p>
          </table:table-cell>
          <table:table-cell office:value-type="float" office:value="0.114466" calcext:value-type="float">
            <text:p>0.114466</text:p>
          </table:table-cell>
          <table:table-cell office:value-type="float" office:value="0.1293" calcext:value-type="float">
            <text:p>0.1293</text:p>
          </table:table-cell>
          <table:table-cell office:value-type="float" office:value="-0.2259" calcext:value-type="float">
            <text:p>-0.2259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-0.16485" calcext:value-type="float">
            <text:p>-0.16485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2817" calcext:value-type="float">
            <text:p>0.281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41895" calcext:value-type="float">
            <text:p>0.418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3489" calcext:value-type="float">
            <text:p>0.3489</text:p>
          </table:table-cell>
          <table:table-cell office:value-type="float" office:value="-0.0752620000000003" calcext:value-type="float">
            <text:p>-0.0752620000000003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7.07385" calcext:value-type="float">
            <text:p>-7.07385</text:p>
          </table:table-cell>
          <table:table-cell office:value-type="float" office:value="0.240548" calcext:value-type="float">
            <text:p>0.24054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704" calcext:value-type="float">
            <text:p>0.7704</text:p>
          </table:table-cell>
          <table:table-cell office:value-type="float" office:value="-0.246598" calcext:value-type="float">
            <text:p>-0.246598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3507" calcext:value-type="float">
            <text:p>0.3507</text:p>
          </table:table-cell>
          <table:table-cell office:value-type="float" office:value="-0.107206" calcext:value-type="float">
            <text:p>-0.10720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169" calcext:value-type="float">
            <text:p>0.2169</text:p>
          </table:table-cell>
          <table:table-cell office:value-type="float" office:value="-0.062678" calcext:value-type="float">
            <text:p>-0.06267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026136" calcext:value-type="float">
            <text:p>-0.026136</text:p>
          </table:table-cell>
        </table:table-row>
        <table:table-row table:style-name="ro1">
          <table:table-cell office:value-type="float" office:value="0.30045" calcext:value-type="float">
            <text:p>0.30045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51495" calcext:value-type="float">
            <text:p>0.514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45133" calcext:value-type="float">
            <text:p>0.45133</text:p>
          </table:table-cell>
          <table:table-cell office:value-type="float" office:value="0.87765" calcext:value-type="float">
            <text:p>0.87765</text:p>
          </table:table-cell>
          <table:table-cell office:value-type="float" office:value="-0.47445" calcext:value-type="float">
            <text:p>-0.47445</text:p>
          </table:table-cell>
          <table:table-cell office:value-type="float" office:value="0.501182" calcext:value-type="float">
            <text:p>0.501182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-0.92235" calcext:value-type="float">
            <text:p>-0.92235</text:p>
          </table:table-cell>
          <table:table-cell office:value-type="float" office:value="0.285076" calcext:value-type="float">
            <text:p>0.285076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-0.48405" calcext:value-type="float">
            <text:p>-0.48405</text:p>
          </table:table-cell>
          <table:table-cell office:value-type="float" office:value="0.153186" calcext:value-type="float">
            <text:p>0.153186</text:p>
          </table:table-cell>
          <table:table-cell office:value-type="float" office:value="0.1863" calcext:value-type="float">
            <text:p>0.1863</text:p>
          </table:table-cell>
          <table:table-cell office:value-type="float" office:value="-0.3159" calcext:value-type="float">
            <text:p>-0.315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0345" calcext:value-type="float">
            <text:p>0.30345</text:p>
          </table:table-cell>
          <table:table-cell office:value-type="float" office:value="-0.23385" calcext:value-type="float">
            <text:p>-0.233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68595" calcext:value-type="float">
            <text:p>0.685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259" calcext:value-type="float">
            <text:p>0.825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-14.87385" calcext:value-type="float">
            <text:p>-14.87385</text:p>
          </table:table-cell>
          <table:table-cell office:value-type="float" office:value="0.734228" calcext:value-type="float">
            <text:p>0.734228</text:p>
          </table:table-cell>
          <table:table-cell office:value-type="float" office:value="1.1238" calcext:value-type="float">
            <text:p>1.1238</text:p>
          </table:table-cell>
          <table:table-cell office:value-type="float" office:value="0.9954" calcext:value-type="float">
            <text:p>0.9954</text:p>
          </table:table-cell>
          <table:table-cell office:value-type="float" office:value="-0.430518" calcext:value-type="float">
            <text:p>-0.430518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8145" calcext:value-type="float">
            <text:p>0.381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5765" calcext:value-type="float">
            <text:p>1.057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245" calcext:value-type="float">
            <text:p>0.462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3985" calcext:value-type="float">
            <text:p>-0.239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5195" calcext:value-type="float">
            <text:p>0.751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739" calcext:value-type="float">
            <text:p>0.873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29585" calcext:value-type="float">
            <text:p>-16.295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108" calcext:value-type="float">
            <text:p>1.2108</text:p>
          </table:table-cell>
          <table:table-cell office:value-type="float" office:value="1.0434" calcext:value-type="float">
            <text:p>1.043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0965" calcext:value-type="float">
            <text:p>1.009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7235" calcext:value-type="float">
            <text:p>-1.07235</text:p>
          </table:table-cell>
          <table:table-cell office:value-type="float" office:value="0.357676" calcext:value-type="float">
            <text:p>0.357676</text:p>
          </table:table-cell>
          <table:table-cell office:value-type="float" office:value="0.33825" calcext:value-type="float">
            <text:p>0.338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5785" calcext:value-type="float">
            <text:p>-0.25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2925" calcext:value-type="float">
            <text:p>-0.029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2195" calcext:value-type="float">
            <text:p>0.72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9219" calcext:value-type="float">
            <text:p>0.9219</text:p>
          </table:table-cell>
          <table:table-cell office:value-type="float" office:value="-0.0897820000000003" calcext:value-type="float">
            <text:p>-0.08978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508" calcext:value-type="float">
            <text:p>1.1508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425678" calcext:value-type="float">
            <text:p>-0.4256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-0.09075" calcext:value-type="float">
            <text:p>-0.090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38316" calcext:value-type="float">
            <text:p>0.338316</text:p>
          </table:table-cell>
          <table:table-cell office:value-type="float" office:value="0.35025" calcext:value-type="float">
            <text:p>0.350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4737" calcext:value-type="float">
            <text:p>0.47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0.75195" calcext:value-type="float">
            <text:p>0.75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889" calcext:value-type="float">
            <text:p>0.888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5985" calcext:value-type="float">
            <text:p>-16.25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138" calcext:value-type="float">
            <text:p>1.2138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67518" calcext:value-type="float">
            <text:p>-0.06751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06495" calcext:value-type="float">
            <text:p>0.064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565" calcext:value-type="float">
            <text:p>1.015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5135" calcext:value-type="float">
            <text:p>-1.051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8349" calcext:value-type="float">
            <text:p>0.08349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3985" calcext:value-type="float">
            <text:p>-0.23985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873" calcext:value-type="float">
            <text:p>-0.0873</text:p>
          </table:table-cell>
          <table:table-cell office:value-type="float" office:value="-16.34985" calcext:value-type="float">
            <text:p>-16.349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598" calcext:value-type="float">
            <text:p>1.1598</text:p>
          </table:table-cell>
          <table:table-cell office:value-type="float" office:value="1.0254" calcext:value-type="float">
            <text:p>1.025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03" calcext:value-type="float">
            <text:p>0.420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1909" calcext:value-type="float">
            <text:p>0.51909</text:p>
          </table:table-cell>
          <table:table-cell office:value-type="float" office:value="1.03365" calcext:value-type="float">
            <text:p>1.033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22182" calcext:value-type="float">
            <text:p>0.62218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5435" calcext:value-type="float">
            <text:p>-1.054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7405" calcext:value-type="float">
            <text:p>-0.57405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345" calcext:value-type="float">
            <text:p>0.333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6095" calcext:value-type="float">
            <text:p>0.76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-16.25685" calcext:value-type="float">
            <text:p>-16.256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2018" calcext:value-type="float">
            <text:p>1.2018</text:p>
          </table:table-cell>
          <table:table-cell office:value-type="float" office:value="1.0584" calcext:value-type="float">
            <text:p>1.0584</text:p>
          </table:table-cell>
          <table:table-cell office:value-type="float" office:value="-0.430518" calcext:value-type="float">
            <text:p>-0.43051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60446" calcext:value-type="float">
            <text:p>-0.160446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3665" calcext:value-type="float">
            <text:p>1.036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593142" calcext:value-type="float">
            <text:p>0.593142</text:p>
          </table:table-cell>
          <table:table-cell office:value-type="float" office:value="0.45945" calcext:value-type="float">
            <text:p>0.459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013" calcext:value-type="float">
            <text:p>0.201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34845" calcext:value-type="float">
            <text:p>0.348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3995" calcext:value-type="float">
            <text:p>0.739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8949" calcext:value-type="float">
            <text:p>0.894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5585" calcext:value-type="float">
            <text:p>-16.355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718" calcext:value-type="float">
            <text:p>1.171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20838" calcext:value-type="float">
            <text:p>-0.4208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77" calcext:value-type="float">
            <text:p>0.527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3525" calcext:value-type="float">
            <text:p>0.33525</text:p>
          </table:table-cell>
          <table:table-cell office:value-type="float" office:value="-0.56205" calcext:value-type="float">
            <text:p>-0.562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4845" calcext:value-type="float">
            <text:p>0.34845</text:p>
          </table:table-cell>
          <table:table-cell office:value-type="float" office:value="-0.25785" calcext:value-type="float">
            <text:p>-0.25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9009" calcext:value-type="float">
            <text:p>0.900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16.23285" calcext:value-type="float">
            <text:p>-16.23285</text:p>
          </table:table-cell>
          <table:table-cell office:value-type="float" office:value="0.831028" calcext:value-type="float">
            <text:p>0.83102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404" calcext:value-type="float">
            <text:p>1.040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413" calcext:value-type="float">
            <text:p>0.441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58095" calcext:value-type="float">
            <text:p>0.580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5297" calcext:value-type="float">
            <text:p>0.55297</text:p>
          </table:table-cell>
          <table:table-cell office:value-type="float" office:value="1.06065" calcext:value-type="float">
            <text:p>1.06065</text:p>
          </table:table-cell>
          <table:table-cell office:value-type="float" office:value="-0.53445" calcext:value-type="float">
            <text:p>-0.53445</text:p>
          </table:table-cell>
          <table:table-cell office:value-type="float" office:value="0.573782" calcext:value-type="float">
            <text:p>0.573782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-1.03335" calcext:value-type="float">
            <text:p>-1.03335</text:p>
          </table:table-cell>
          <table:table-cell office:value-type="float" office:value="0.367356" calcext:value-type="float">
            <text:p>0.36735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605" calcext:value-type="float">
            <text:p>-0.586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28744" calcext:value-type="float">
            <text:p>0.1287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4295" calcext:value-type="float">
            <text:p>0.74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769" calcext:value-type="float">
            <text:p>0.876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928" calcext:value-type="float">
            <text:p>1.1928</text:p>
          </table:table-cell>
          <table:table-cell office:value-type="float" office:value="1.0344" calcext:value-type="float">
            <text:p>1.034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97" calcext:value-type="float">
            <text:p>0.509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1865" calcext:value-type="float">
            <text:p>1.018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6935" calcext:value-type="float">
            <text:p>-1.069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206426" calcext:value-type="float">
            <text:p>0.206426</text:p>
          </table:table-cell>
          <table:table-cell office:value-type="float" office:value="0.1923" calcext:value-type="float">
            <text:p>0.192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-0.26385" calcext:value-type="float">
            <text:p>-0.263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3525" calcext:value-type="float">
            <text:p>-0.035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9309" calcext:value-type="float">
            <text:p>0.930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543" calcext:value-type="float">
            <text:p>-0.0543</text:p>
          </table:table-cell>
          <table:table-cell office:value-type="float" office:value="-16.31385" calcext:value-type="float">
            <text:p>-16.313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0314" calcext:value-type="float">
            <text:p>1.031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84646" calcext:value-type="float">
            <text:p>-0.18464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249" calcext:value-type="float">
            <text:p>0.3249</text:p>
          </table:table-cell>
          <table:table-cell office:value-type="float" office:value="-0.072358" calcext:value-type="float">
            <text:p>-0.072358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4323" calcext:value-type="float">
            <text:p>0.4323</text:p>
          </table:table-cell>
          <table:table-cell office:value-type="float" office:value="-0.064856" calcext:value-type="float">
            <text:p>-0.064856</text:p>
          </table:table-cell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595" calcext:value-type="float">
            <text:p>0.595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5465" calcext:value-type="float">
            <text:p>1.05465</text:p>
          </table:table-cell>
          <table:table-cell office:value-type="float" office:value="-0.55545" calcext:value-type="float">
            <text:p>-0.555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3035" calcext:value-type="float">
            <text:p>-1.030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3525" calcext:value-type="float">
            <text:p>0.335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789" calcext:value-type="float">
            <text:p>-0.378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-0.24585" calcext:value-type="float">
            <text:p>-0.24585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39" calcext:value-type="float">
            <text:p>0.873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7785" calcext:value-type="float">
            <text:p>-16.277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2048" calcext:value-type="float">
            <text:p>1.204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383" calcext:value-type="float">
            <text:p>0.438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5445" calcext:value-type="float">
            <text:p>0.354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314" calcext:value-type="float">
            <text:p>0.28314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265" calcext:value-type="float">
            <text:p>1.012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6635" calcext:value-type="float">
            <text:p>-1.066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489" calcext:value-type="float">
            <text:p>-0.348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2285" calcext:value-type="float">
            <text:p>-16.32285</text:p>
          </table:table-cell>
          <table:table-cell office:value-type="float" office:value="0.840708" calcext:value-type="float">
            <text:p>0.840708</text:p>
          </table:table-cell>
          <table:table-cell office:value-type="float" office:value="1.1478" calcext:value-type="float">
            <text:p>1.1478</text:p>
          </table:table-cell>
          <table:table-cell office:value-type="float" office:value="1.0134" calcext:value-type="float">
            <text:p>1.013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247" calcext:value-type="float">
            <text:p>0.524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219" calcext:value-type="float">
            <text:p>0.321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7545" calcext:value-type="float">
            <text:p>0.375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3965" calcext:value-type="float">
            <text:p>1.039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7342" calcext:value-type="float">
            <text:p>0.61734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96746" calcext:value-type="float">
            <text:p>0.19674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23904" calcext:value-type="float">
            <text:p>0.1239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16.25985" calcext:value-type="float">
            <text:p>-16.259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2018" calcext:value-type="float">
            <text:p>1.201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97" calcext:value-type="float">
            <text:p>0.5097</text:p>
          </table:table-cell>
          <table:table-cell office:value-type="float" office:value="-0.174966" calcext:value-type="float">
            <text:p>-0.174966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3159" calcext:value-type="float">
            <text:p>0.315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73" calcext:value-type="float">
            <text:p>0.447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39876" calcext:value-type="float">
            <text:p>0.139876</text:p>
          </table:table-cell>
          <table:table-cell office:value-type="float" office:value="0.58695" calcext:value-type="float">
            <text:p>0.586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3065" calcext:value-type="float">
            <text:p>1.03065</text:p>
          </table:table-cell>
          <table:table-cell office:value-type="float" office:value="-0.53445" calcext:value-type="float">
            <text:p>-0.53445</text:p>
          </table:table-cell>
          <table:table-cell office:value-type="float" office:value="0.578622" calcext:value-type="float">
            <text:p>0.578622</text:p>
          </table:table-cell>
          <table:table-cell office:value-type="float" office:value="0.45945" calcext:value-type="float">
            <text:p>0.459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72196" calcext:value-type="float">
            <text:p>0.37219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8305" calcext:value-type="float">
            <text:p>-0.583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745" calcext:value-type="float">
            <text:p>0.327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737" calcext:value-type="float">
            <text:p>0.473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3995" calcext:value-type="float">
            <text:p>0.739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4085" calcext:value-type="float">
            <text:p>-16.340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538" calcext:value-type="float">
            <text:p>1.153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40198" calcext:value-type="float">
            <text:p>-0.44019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157" calcext:value-type="float">
            <text:p>0.51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9595" calcext:value-type="float">
            <text:p>0.595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08895" calcext:value-type="float">
            <text:p>0.088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3965" calcext:value-type="float">
            <text:p>1.039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7145" calcext:value-type="float">
            <text:p>0.47145</text:p>
          </table:table-cell>
          <table:table-cell office:value-type="float" office:value="-1.04835" calcext:value-type="float">
            <text:p>-1.048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8349" calcext:value-type="float">
            <text:p>0.08349</text:p>
          </table:table-cell>
          <table:table-cell office:value-type="float" office:value="0.33345" calcext:value-type="float">
            <text:p>0.333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32428" calcext:value-type="float">
            <text:p>0.03242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9069" calcext:value-type="float">
            <text:p>0.9069</text:p>
          </table:table-cell>
          <table:table-cell office:value-type="float" office:value="-0.0607420000000003" calcext:value-type="float">
            <text:p>-0.06074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22385" calcext:value-type="float">
            <text:p>-16.22385</text:p>
          </table:table-cell>
          <table:table-cell office:value-type="float" office:value="0.821348" calcext:value-type="float">
            <text:p>0.821348</text:p>
          </table:table-cell>
          <table:table-cell office:value-type="float" office:value="1.1898" calcext:value-type="float">
            <text:p>1.189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64398" calcext:value-type="float">
            <text:p>-0.464398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3429" calcext:value-type="float">
            <text:p>0.342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4383" calcext:value-type="float">
            <text:p>0.438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6645" calcext:value-type="float">
            <text:p>0.366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9282" calcext:value-type="float">
            <text:p>0.29282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583462" calcext:value-type="float">
            <text:p>0.58346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4235" calcext:value-type="float">
            <text:p>-1.042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6225" calcext:value-type="float">
            <text:p>0.36225</text:p>
          </table:table-cell>
          <table:table-cell office:value-type="float" office:value="-0.58905" calcext:value-type="float">
            <text:p>-0.589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223" calcext:value-type="float">
            <text:p>0.222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145" calcext:value-type="float">
            <text:p>0.32145</text:p>
          </table:table-cell>
          <table:table-cell office:value-type="float" office:value="-0.23685" calcext:value-type="float">
            <text:p>-0.236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87" calcext:value-type="float">
            <text:p>0.458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8859" calcext:value-type="float">
            <text:p>0.885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16.33185" calcext:value-type="float">
            <text:p>-16.331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164" calcext:value-type="float">
            <text:p>1.0164</text:p>
          </table:table-cell>
          <table:table-cell office:value-type="float" office:value="-0.454718" calcext:value-type="float">
            <text:p>-0.45471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0876" calcext:value-type="float">
            <text:p>-0.0876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49973" calcext:value-type="float">
            <text:p>0.49973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5245" calcext:value-type="float">
            <text:p>-0.552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47445" calcext:value-type="float">
            <text:p>0.47445</text:p>
          </table:table-cell>
          <table:table-cell office:value-type="float" office:value="-1.06035" calcext:value-type="float">
            <text:p>-1.060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4425" calcext:value-type="float">
            <text:p>0.34425</text:p>
          </table:table-cell>
          <table:table-cell office:value-type="float" office:value="-0.55305" calcext:value-type="float">
            <text:p>-0.55305</text:p>
          </table:table-cell>
          <table:table-cell office:value-type="float" office:value="0.158026" calcext:value-type="float">
            <text:p>0.15802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6085" calcext:value-type="float">
            <text:p>-0.260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3525" calcext:value-type="float">
            <text:p>-0.035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5495" calcext:value-type="float">
            <text:p>0.754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79" calcext:value-type="float">
            <text:p>0.897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26885" calcext:value-type="float">
            <text:p>-16.268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748" calcext:value-type="float">
            <text:p>1.1748</text:p>
          </table:table-cell>
          <table:table-cell office:value-type="float" office:value="1.0434" calcext:value-type="float">
            <text:p>1.0434</text:p>
          </table:table-cell>
          <table:table-cell office:value-type="float" office:value="-0.459558" calcext:value-type="float">
            <text:p>-0.459558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129" calcext:value-type="float">
            <text:p>0.312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473" calcext:value-type="float">
            <text:p>0.447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4445" calcext:value-type="float">
            <text:p>0.444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193" calcext:value-type="float">
            <text:p>0.2193</text:p>
          </table:table-cell>
          <table:table-cell office:value-type="float" office:value="-0.3669" calcext:value-type="float">
            <text:p>-0.366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68" calcext:value-type="float">
            <text:p>1.1868</text:p>
          </table:table-cell>
          <table:table-cell office:value-type="float" office:value="1.0524" calcext:value-type="float">
            <text:p>1.0524</text:p>
          </table:table-cell>
          <table:table-cell office:value-type="float" office:value="-0.415998" calcext:value-type="float">
            <text:p>-0.415998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55606" calcext:value-type="float">
            <text:p>-0.15560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35745" calcext:value-type="float">
            <text:p>0.35745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07095" calcext:value-type="float">
            <text:p>0.07095</text:p>
          </table:table-cell>
          <table:table-cell office:value-type="float" office:value="0.52393" calcext:value-type="float">
            <text:p>0.52393</text:p>
          </table:table-cell>
          <table:table-cell office:value-type="float" office:value="1.02165" calcext:value-type="float">
            <text:p>1.021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7235" calcext:value-type="float">
            <text:p>-1.072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6505" calcext:value-type="float">
            <text:p>-0.56505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2073" calcext:value-type="float">
            <text:p>0.207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045" calcext:value-type="float">
            <text:p>0.330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295" calcext:value-type="float">
            <text:p>0.74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129" calcext:value-type="float">
            <text:p>0.912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6885" calcext:value-type="float">
            <text:p>-16.26885</text:p>
          </table:table-cell>
          <table:table-cell office:value-type="float" office:value="0.864908" calcext:value-type="float">
            <text:p>0.864908</text:p>
          </table:table-cell>
          <table:table-cell office:value-type="float" office:value="1.1568" calcext:value-type="float">
            <text:p>1.1568</text:p>
          </table:table-cell>
          <table:table-cell office:value-type="float" office:value="1.0344" calcext:value-type="float">
            <text:p>1.034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159" calcext:value-type="float">
            <text:p>0.315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58395" calcext:value-type="float">
            <text:p>0.583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4565" calcext:value-type="float">
            <text:p>1.04565</text:p>
          </table:table-cell>
          <table:table-cell office:value-type="float" office:value="-0.54945" calcext:value-type="float">
            <text:p>-0.549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6545" calcext:value-type="float">
            <text:p>0.46545</text:p>
          </table:table-cell>
          <table:table-cell office:value-type="float" office:value="-1.03635" calcext:value-type="float">
            <text:p>-1.03635</text:p>
          </table:table-cell>
          <table:table-cell office:value-type="float" office:value="0.328636" calcext:value-type="float">
            <text:p>0.328636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82226" calcext:value-type="float">
            <text:p>0.182226</text:p>
          </table:table-cell>
          <table:table-cell office:value-type="float" office:value="0.2283" calcext:value-type="float">
            <text:p>0.2283</text:p>
          </table:table-cell>
          <table:table-cell office:value-type="float" office:value="-0.3729" calcext:value-type="float">
            <text:p>-0.372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4885" calcext:value-type="float">
            <text:p>-0.248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-16.29885" calcext:value-type="float">
            <text:p>-16.29885</text:p>
          </table:table-cell>
          <table:table-cell office:value-type="float" office:value="0.806828" calcext:value-type="float">
            <text:p>0.806828</text:p>
          </table:table-cell>
          <table:table-cell office:value-type="float" office:value="1.1988" calcext:value-type="float">
            <text:p>1.1988</text:p>
          </table:table-cell>
          <table:table-cell office:value-type="float" office:value="1.0404" calcext:value-type="float">
            <text:p>1.0404</text:p>
          </table:table-cell>
          <table:table-cell office:value-type="float" office:value="-0.425678" calcext:value-type="float">
            <text:p>-0.425678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947" calcext:value-type="float">
            <text:p>0.494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30976" calcext:value-type="float">
            <text:p>-0.030976</text:p>
          </table:table-cell>
        </table:table-row>
        <table:table-row table:style-name="ro1">
          <table:table-cell office:value-type="float" office:value="0.35145" calcext:value-type="float">
            <text:p>0.351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0795" calcext:value-type="float">
            <text:p>0.607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1565" calcext:value-type="float">
            <text:p>1.015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12502" calcext:value-type="float">
            <text:p>0.612502</text:p>
          </table:table-cell>
          <table:table-cell office:value-type="float" office:value="0.46245" calcext:value-type="float">
            <text:p>0.46245</text:p>
          </table:table-cell>
          <table:table-cell office:value-type="float" office:value="-1.06635" calcext:value-type="float">
            <text:p>-1.06635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35025" calcext:value-type="float">
            <text:p>0.35025</text:p>
          </table:table-cell>
          <table:table-cell office:value-type="float" office:value="-0.57105" calcext:value-type="float">
            <text:p>-0.571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579" calcext:value-type="float">
            <text:p>-0.3579</text:p>
          </table:table-cell>
          <table:table-cell office:value-type="float" office:value="0.07865" calcext:value-type="float">
            <text:p>0.07865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8104" calcext:value-type="float">
            <text:p>0.14810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189" calcext:value-type="float">
            <text:p>0.918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418" calcext:value-type="float">
            <text:p>1.1418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3279" calcext:value-type="float">
            <text:p>0.3279</text:p>
          </table:table-cell>
          <table:table-cell office:value-type="float" office:value="-0.072358" calcext:value-type="float">
            <text:p>-0.072358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40656" calcext:value-type="float">
            <text:p>-0.040656</text:p>
          </table:table-cell>
        </table:table-row>
        <table:table-row table:style-name="ro1">
          <table:table-cell office:value-type="float" office:value="0.37245" calcext:value-type="float">
            <text:p>0.372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60195" calcext:value-type="float">
            <text:p>0.601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279" calcext:value-type="float">
            <text:p>0.927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54329" calcext:value-type="float">
            <text:p>0.54329</text:p>
          </table:table-cell>
          <table:table-cell office:value-type="float" office:value="1.04565" calcext:value-type="float">
            <text:p>1.04565</text:p>
          </table:table-cell>
          <table:table-cell office:value-type="float" office:value="-0.53745" calcext:value-type="float">
            <text:p>-0.53745</text:p>
          </table:table-cell>
          <table:table-cell office:value-type="float" office:value="0.607662" calcext:value-type="float">
            <text:p>0.60766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2435" calcext:value-type="float">
            <text:p>-1.02435</text:p>
          </table:table-cell>
          <table:table-cell office:value-type="float" office:value="0.333476" calcext:value-type="float">
            <text:p>0.33347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34245" calcext:value-type="float">
            <text:p>0.34245</text:p>
          </table:table-cell>
          <table:table-cell office:value-type="float" office:value="-0.22785" calcext:value-type="float">
            <text:p>-0.227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7295" calcext:value-type="float">
            <text:p>0.772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889" calcext:value-type="float">
            <text:p>0.8889</text:p>
          </table:table-cell>
          <table:table-cell office:value-type="float" office:value="-0.0704220000000003" calcext:value-type="float">
            <text:p>-0.0704220000000003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16.23285" calcext:value-type="float">
            <text:p>-16.232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958" calcext:value-type="float">
            <text:p>1.1958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445038" calcext:value-type="float">
            <text:p>-0.4450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067" calcext:value-type="float">
            <text:p>0.506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3249" calcext:value-type="float">
            <text:p>0.3249</text:p>
          </table:table-cell>
          <table:table-cell office:value-type="float" office:value="-0.077198" calcext:value-type="float">
            <text:p>-0.077198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4413" calcext:value-type="float">
            <text:p>0.441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20516" calcext:value-type="float">
            <text:p>0.120516</text:p>
          </table:table-cell>
          <table:table-cell office:value-type="float" office:value="0.58695" calcext:value-type="float">
            <text:p>0.586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465" calcext:value-type="float">
            <text:p>1.02465</text:p>
          </table:table-cell>
          <table:table-cell office:value-type="float" office:value="-0.52545" calcext:value-type="float">
            <text:p>-0.52545</text:p>
          </table:table-cell>
          <table:table-cell office:value-type="float" office:value="0.588302" calcext:value-type="float">
            <text:p>0.58830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3935" calcext:value-type="float">
            <text:p>-1.03935</text:p>
          </table:table-cell>
          <table:table-cell office:value-type="float" office:value="0.347996" calcext:value-type="float">
            <text:p>0.347996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-0.58905" calcext:value-type="float">
            <text:p>-0.589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489" calcext:value-type="float">
            <text:p>-0.3489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8949" calcext:value-type="float">
            <text:p>0.894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31985" calcext:value-type="float">
            <text:p>-16.31985</text:p>
          </table:table-cell>
          <table:table-cell office:value-type="float" office:value="0.826188" calcext:value-type="float">
            <text:p>0.826188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0104" calcext:value-type="float">
            <text:p>1.010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5337" calcext:value-type="float">
            <text:p>0.5337</text:p>
          </table:table-cell>
          <table:table-cell office:value-type="float" office:value="-0.160446" calcext:value-type="float">
            <text:p>-0.16044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339" calcext:value-type="float">
            <text:p>0.333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4233" calcext:value-type="float">
            <text:p>0.423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36045" calcext:value-type="float">
            <text:p>0.360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61095" calcext:value-type="float">
            <text:p>0.610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27346" calcext:value-type="float">
            <text:p>0.27346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54045" calcext:value-type="float">
            <text:p>-0.540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47745" calcext:value-type="float">
            <text:p>0.47745</text:p>
          </table:table-cell>
          <table:table-cell office:value-type="float" office:value="-1.06335" calcext:value-type="float">
            <text:p>-1.06335</text:p>
          </table:table-cell>
          <table:table-cell office:value-type="float" office:value="0.338316" calcext:value-type="float">
            <text:p>0.33831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0.55905" calcext:value-type="float">
            <text:p>-0.55905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09" calcext:value-type="float">
            <text:p>-0.3609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5485" calcext:value-type="float">
            <text:p>-0.254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647" calcext:value-type="float">
            <text:p>0.464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0.74895" calcext:value-type="float">
            <text:p>0.748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9039" calcext:value-type="float">
            <text:p>0.903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6.21485" calcext:value-type="float">
            <text:p>-16.214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08" calcext:value-type="float">
            <text:p>1.1808</text:p>
          </table:table-cell>
          <table:table-cell office:value-type="float" office:value="1.0614" calcext:value-type="float">
            <text:p>1.0614</text:p>
          </table:table-cell>
          <table:table-cell office:value-type="float" office:value="-0.454718" calcext:value-type="float">
            <text:p>-0.454718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187" calcext:value-type="float">
            <text:p>0.5187</text:p>
          </table:table-cell>
          <table:table-cell office:value-type="float" office:value="-0.155606" calcext:value-type="float">
            <text:p>-0.155606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3219" calcext:value-type="float">
            <text:p>0.321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4353" calcext:value-type="float">
            <text:p>0.435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59295" calcext:value-type="float">
            <text:p>0.592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3665" calcext:value-type="float">
            <text:p>1.036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597982" calcext:value-type="float">
            <text:p>0.597982</text:p>
          </table:table-cell>
          <table:table-cell office:value-type="float" office:value="0.45345" calcext:value-type="float">
            <text:p>0.45345</text:p>
          </table:table-cell>
          <table:table-cell office:value-type="float" office:value="-1.03635" calcext:value-type="float">
            <text:p>-1.03635</text:p>
          </table:table-cell>
          <table:table-cell office:value-type="float" office:value="0.352836" calcext:value-type="float">
            <text:p>0.352836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-0.58605" calcext:value-type="float">
            <text:p>-0.586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63" calcext:value-type="float">
            <text:p>0.216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7865" calcext:value-type="float">
            <text:p>0.07865</text:p>
          </table:table-cell>
          <table:table-cell office:value-type="float" office:value="0.32445" calcext:value-type="float">
            <text:p>0.32445</text:p>
          </table:table-cell>
          <table:table-cell office:value-type="float" office:value="-0.24285" calcext:value-type="float">
            <text:p>-0.242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0.73395" calcext:value-type="float">
            <text:p>0.73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769" calcext:value-type="float">
            <text:p>0.8769</text:p>
          </table:table-cell>
          <table:table-cell office:value-type="float" office:value="-0.0559020000000003" calcext:value-type="float">
            <text:p>-0.05590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32585" calcext:value-type="float">
            <text:p>-16.32585</text:p>
          </table:table-cell>
          <table:table-cell office:value-type="float" office:value="0.835868" calcext:value-type="float">
            <text:p>0.835868</text:p>
          </table:table-cell>
          <table:table-cell office:value-type="float" office:value="1.1838" calcext:value-type="float">
            <text:p>1.1838</text:p>
          </table:table-cell>
          <table:table-cell office:value-type="float" office:value="1.0464" calcext:value-type="float">
            <text:p>1.0464</text:p>
          </table:table-cell>
          <table:table-cell office:value-type="float" office:value="-0.420838" calcext:value-type="float">
            <text:p>-0.42083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217" calcext:value-type="float">
            <text:p>0.5217</text:p>
          </table:table-cell>
          <table:table-cell office:value-type="float" office:value="-0.170126" calcext:value-type="float">
            <text:p>-0.1701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399" calcext:value-type="float">
            <text:p>0.339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4203" calcext:value-type="float">
            <text:p>0.420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36945" calcext:value-type="float">
            <text:p>0.369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07695" calcext:value-type="float">
            <text:p>0.07695</text:p>
          </table:table-cell>
          <table:table-cell office:value-type="float" office:value="0.51909" calcext:value-type="float">
            <text:p>0.51909</text:p>
          </table:table-cell>
          <table:table-cell office:value-type="float" office:value="1.03065" calcext:value-type="float">
            <text:p>1.03065</text:p>
          </table:table-cell>
          <table:table-cell office:value-type="float" office:value="-0.54345" calcext:value-type="float">
            <text:p>-0.54345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46845" calcext:value-type="float">
            <text:p>0.46845</text:p>
          </table:table-cell>
          <table:table-cell office:value-type="float" office:value="-1.06335" calcext:value-type="float">
            <text:p>-1.063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4725" calcext:value-type="float">
            <text:p>0.34725</text:p>
          </table:table-cell>
          <table:table-cell office:value-type="float" office:value="-0.57705" calcext:value-type="float">
            <text:p>-0.57705</text:p>
          </table:table-cell>
          <table:table-cell office:value-type="float" office:value="0.153186" calcext:value-type="float">
            <text:p>0.15318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39" calcext:value-type="float">
            <text:p>-0.363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-0.25185" calcext:value-type="float">
            <text:p>-0.25185</text:p>
          </table:table-cell>
          <table:table-cell office:value-type="float" office:value="0.152944" calcext:value-type="float">
            <text:p>0.152944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0.4497" calcext:value-type="float">
            <text:p>0.449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595" calcext:value-type="float">
            <text:p>0.745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9129" calcext:value-type="float">
            <text:p>0.912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-16.25385" calcext:value-type="float">
            <text:p>-16.25385</text:p>
          </table:table-cell>
          <table:table-cell office:value-type="float" office:value="0.811668" calcext:value-type="float">
            <text:p>0.811668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49878" calcext:value-type="float">
            <text:p>-0.449878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277" calcext:value-type="float">
            <text:p>0.527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189" calcext:value-type="float">
            <text:p>0.318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93" calcext:value-type="float">
            <text:p>0.429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6345" calcext:value-type="float">
            <text:p>0.36345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57795" calcext:value-type="float">
            <text:p>0.577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28798" calcext:value-type="float">
            <text:p>0.2879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8595" calcext:value-type="float">
            <text:p>0.08595</text:p>
          </table:table-cell>
          <table:table-cell office:value-type="float" office:value="0.53845" calcext:value-type="float">
            <text:p>0.53845</text:p>
          </table:table-cell>
          <table:table-cell office:value-type="float" office:value="1.06065" calcext:value-type="float">
            <text:p>1.06065</text:p>
          </table:table-cell>
          <table:table-cell office:value-type="float" office:value="-0.54645" calcext:value-type="float">
            <text:p>-0.54645</text:p>
          </table:table-cell>
          <table:table-cell office:value-type="float" office:value="0.593142" calcext:value-type="float">
            <text:p>0.593142</text:p>
          </table:table-cell>
          <table:table-cell office:value-type="float" office:value="0.45645" calcext:value-type="float">
            <text:p>0.45645</text:p>
          </table:table-cell>
          <table:table-cell office:value-type="float" office:value="-1.02135" calcext:value-type="float">
            <text:p>-1.02135</text:p>
          </table:table-cell>
          <table:table-cell office:value-type="float" office:value="0.323796" calcext:value-type="float">
            <text:p>0.323796</text:p>
          </table:table-cell>
          <table:table-cell office:value-type="float" office:value="0.34725" calcext:value-type="float">
            <text:p>0.34725</text:p>
          </table:table-cell>
          <table:table-cell office:value-type="float" office:value="-0.58005" calcext:value-type="float">
            <text:p>-0.58005</text:p>
          </table:table-cell>
          <table:table-cell office:value-type="float" office:value="0.162866" calcext:value-type="float">
            <text:p>0.162866</text:p>
          </table:table-cell>
          <table:table-cell office:value-type="float" office:value="0.2133" calcext:value-type="float">
            <text:p>0.213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3645" calcext:value-type="float">
            <text:p>0.33645</text:p>
          </table:table-cell>
          <table:table-cell office:value-type="float" office:value="-0.24585" calcext:value-type="float">
            <text:p>-0.24585</text:p>
          </table:table-cell>
          <table:table-cell office:value-type="float" office:value="0.143264" calcext:value-type="float">
            <text:p>0.1432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4677" calcext:value-type="float">
            <text:p>0.4677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74895" calcext:value-type="float">
            <text:p>0.748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8799" calcext:value-type="float">
            <text:p>0.879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-0.0603" calcext:value-type="float">
            <text:p>-0.0603</text:p>
          </table:table-cell>
          <table:table-cell office:value-type="float" office:value="-16.32285" calcext:value-type="float">
            <text:p>-16.32285</text:p>
          </table:table-cell>
          <table:table-cell office:value-type="float" office:value="0.816508" calcext:value-type="float">
            <text:p>0.816508</text:p>
          </table:table-cell>
          <table:table-cell office:value-type="float" office:value="1.1898" calcext:value-type="float">
            <text:p>1.1898</text:p>
          </table:table-cell>
          <table:table-cell office:value-type="float" office:value="1.0374" calcext:value-type="float">
            <text:p>1.0374</text:p>
          </table:table-cell>
          <table:table-cell office:value-type="float" office:value="-0.435358" calcext:value-type="float">
            <text:p>-0.435358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037" calcext:value-type="float">
            <text:p>0.5037</text:p>
          </table:table-cell>
          <table:table-cell office:value-type="float" office:value="-0.165286" calcext:value-type="float">
            <text:p>-0.165286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309" calcext:value-type="float">
            <text:p>0.3309</text:p>
          </table:table-cell>
          <table:table-cell office:value-type="float" office:value="-0.082038" calcext:value-type="float">
            <text:p>-0.08203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4263" calcext:value-type="float">
            <text:p>0.426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37245" calcext:value-type="float">
            <text:p>0.37245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154396" calcext:value-type="float">
            <text:p>0.154396</text:p>
          </table:table-cell>
          <table:table-cell office:value-type="float" office:value="0.61995" calcext:value-type="float">
            <text:p>0.619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54813" calcext:value-type="float">
            <text:p>0.54813</text:p>
          </table:table-cell>
          <table:table-cell office:value-type="float" office:value="1.04265" calcext:value-type="float">
            <text:p>1.04265</text:p>
          </table:table-cell>
          <table:table-cell office:value-type="float" office:value="-0.53145" calcext:value-type="float">
            <text:p>-0.53145</text:p>
          </table:table-cell>
          <table:table-cell office:value-type="float" office:value="0.627022" calcext:value-type="float">
            <text:p>0.627022</text:p>
          </table:table-cell>
          <table:table-cell office:value-type="float" office:value="0.50745" calcext:value-type="float">
            <text:p>0.50745</text:p>
          </table:table-cell>
          <table:table-cell office:value-type="float" office:value="-1.09035" calcext:value-type="float">
            <text:p>-1.09035</text:p>
          </table:table-cell>
          <table:table-cell office:value-type="float" office:value="0.362516" calcext:value-type="float">
            <text:p>0.362516</text:p>
          </table:table-cell>
          <table:table-cell office:value-type="float" office:value="0.36525" calcext:value-type="float">
            <text:p>0.36525</text:p>
          </table:table-cell>
          <table:table-cell office:value-type="float" office:value="-0.59205" calcext:value-type="float">
            <text:p>-0.59205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2103" calcext:value-type="float">
            <text:p>0.2103</text:p>
          </table:table-cell>
          <table:table-cell office:value-type="float" office:value="-0.3699" calcext:value-type="float">
            <text:p>-0.3699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-0.26385" calcext:value-type="float">
            <text:p>-0.26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4797" calcext:value-type="float">
            <text:p>0.479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76995" calcext:value-type="float">
            <text:p>0.769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9819" calcext:value-type="float">
            <text:p>0.981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-0.0333" calcext:value-type="float">
            <text:p>-0.0333</text:p>
          </table:table-cell>
          <table:table-cell office:value-type="float" office:value="-19.10385" calcext:value-type="float">
            <text:p>-19.10385</text:p>
          </table:table-cell>
          <table:table-cell office:value-type="float" office:value="1.039148" calcext:value-type="float">
            <text:p>1.039148</text:p>
          </table:table-cell>
          <table:table-cell office:value-type="float" office:value="1.2228" calcext:value-type="float">
            <text:p>1.2228</text:p>
          </table:table-cell>
          <table:table-cell office:value-type="float" office:value="1.0464" calcext:value-type="float">
            <text:p>1.0464</text:p>
          </table:table-cell>
          <table:table-cell office:value-type="float" office:value="-0.483758" calcext:value-type="float">
            <text:p>-0.483758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5397" calcext:value-type="float">
            <text:p>0.5397</text:p>
          </table:table-cell>
          <table:table-cell office:value-type="float" office:value="-0.189486" calcext:value-type="float">
            <text:p>-0.189486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3369" calcext:value-type="float">
            <text:p>0.3369</text:p>
          </table:table-cell>
          <table:table-cell office:value-type="float" office:value="-0.077198" calcext:value-type="float">
            <text:p>-0.077198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4593" calcext:value-type="float">
            <text:p>0.459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43545" calcext:value-type="float">
            <text:p>0.435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289" calcext:value-type="float">
            <text:p>1.1289</text:p>
          </table:table-cell>
          <table:table-cell office:value-type="float" office:value="0.09795" calcext:value-type="float">
            <text:p>0.09795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1.28565" calcext:value-type="float">
            <text:p>1.285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-1.21935" calcext:value-type="float">
            <text:p>-1.219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523" calcext:value-type="float">
            <text:p>0.252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4695" calcext:value-type="float">
            <text:p>0.946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546" calcext:value-type="float">
            <text:p>0.0546</text:p>
          </table:table-cell>
          <table:table-cell office:value-type="float" office:value="1.2789" calcext:value-type="float">
            <text:p>1.278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36785" calcext:value-type="float">
            <text:p>-31.36785</text:p>
          </table:table-cell>
          <table:table-cell office:value-type="float" office:value="1.910348" calcext:value-type="float">
            <text:p>1.91034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04006" calcext:value-type="float">
            <text:p>-0.20400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19" calcext:value-type="float">
            <text:p>0.411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41745" calcext:value-type="float">
            <text:p>0.41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3165" calcext:value-type="float">
            <text:p>1.23165</text:p>
          </table:table-cell>
          <table:table-cell office:value-type="float" office:value="-0.57645" calcext:value-type="float">
            <text:p>-0.576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553" calcext:value-type="float">
            <text:p>0.255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547" calcext:value-type="float">
            <text:p>0.55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089" calcext:value-type="float">
            <text:p>1.308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0.0237" calcext:value-type="float">
            <text:p>0.0237</text:p>
          </table:table-cell>
          <table:table-cell office:value-type="float" office:value="-31.33785" calcext:value-type="float">
            <text:p>-31.33785</text:p>
          </table:table-cell>
          <table:table-cell office:value-type="float" office:value="1.905508" calcext:value-type="float">
            <text:p>1.905508</text:p>
          </table:table-cell>
          <table:table-cell office:value-type="float" office:value="1.4628" calcext:value-type="float">
            <text:p>1.4628</text:p>
          </table:table-cell>
          <table:table-cell office:value-type="float" office:value="1.1454" calcext:value-type="float">
            <text:p>1.1454</text:p>
          </table:table-cell>
          <table:table-cell office:value-type="float" office:value="-0.570878" calcext:value-type="float">
            <text:p>-0.5708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789" calcext:value-type="float">
            <text:p>0.378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6765" calcext:value-type="float">
            <text:p>1.267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1335" calcext:value-type="float">
            <text:p>-1.21335</text:p>
          </table:table-cell>
          <table:table-cell office:value-type="float" office:value="0.464156" calcext:value-type="float">
            <text:p>0.46415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70605" calcext:value-type="float">
            <text:p>-0.706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595" calcext:value-type="float">
            <text:p>0.925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1.04085" calcext:value-type="float">
            <text:p>-31.040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1304" calcext:value-type="float">
            <text:p>1.1304</text:p>
          </table:table-cell>
          <table:table-cell office:value-type="float" office:value="-0.527318" calcext:value-type="float">
            <text:p>-0.52731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2045" calcext:value-type="float">
            <text:p>0.420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229" calcext:value-type="float">
            <text:p>1.122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2865" calcext:value-type="float">
            <text:p>1.228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8445" calcext:value-type="float">
            <text:p>0.68445</text:p>
          </table:table-cell>
          <table:table-cell office:value-type="float" office:value="-1.24935" calcext:value-type="float">
            <text:p>-1.249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30285" calcext:value-type="float">
            <text:p>-0.302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462220000000003" calcext:value-type="float">
            <text:p>-0.04622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0.82185" calcext:value-type="float">
            <text:p>-30.82185</text:p>
          </table:table-cell>
          <table:table-cell office:value-type="float" office:value="1.837748" calcext:value-type="float">
            <text:p>1.837748</text:p>
          </table:table-cell>
          <table:table-cell office:value-type="float" office:value="1.4898" calcext:value-type="float">
            <text:p>1.489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70878" calcext:value-type="float">
            <text:p>-0.570878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179806" calcext:value-type="float">
            <text:p>-0.179806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3909" calcext:value-type="float">
            <text:p>0.3909</text:p>
          </table:table-cell>
          <table:table-cell office:value-type="float" office:value="-0.086878" calcext:value-type="float">
            <text:p>-0.08687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9696" calcext:value-type="float">
            <text:p>-0.069696</text:p>
          </table:table-cell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9445" calcext:value-type="float">
            <text:p>-0.59445</text:p>
          </table:table-cell>
          <table:table-cell office:value-type="float" office:value="0.723822" calcext:value-type="float">
            <text:p>0.72382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345" calcext:value-type="float">
            <text:p>0.393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62385" calcext:value-type="float">
            <text:p>-30.62385</text:p>
          </table:table-cell>
          <table:table-cell office:value-type="float" office:value="1.857108" calcext:value-type="float">
            <text:p>1.857108</text:p>
          </table:table-cell>
          <table:table-cell office:value-type="float" office:value="1.4748" calcext:value-type="float">
            <text:p>1.4748</text:p>
          </table:table-cell>
          <table:table-cell office:value-type="float" office:value="1.1184" calcext:value-type="float">
            <text:p>1.118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79376" calcext:value-type="float">
            <text:p>-0.079376</text:p>
          </table:table-cell>
        </table:table-row>
        <table:table-row table:style-name="ro1">
          <table:table-cell office:value-type="float" office:value="0.43545" calcext:value-type="float">
            <text:p>0.435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-0.12075" calcext:value-type="float">
            <text:p>-0.120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8545" calcext:value-type="float">
            <text:p>-0.58545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49636" calcext:value-type="float">
            <text:p>0.44963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69" calcext:value-type="float">
            <text:p>-0.456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-0.28785" calcext:value-type="float">
            <text:p>-0.287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6795" calcext:value-type="float">
            <text:p>0.967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66" calcext:value-type="float">
            <text:p>0.066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0.44385" calcext:value-type="float">
            <text:p>-30.44385</text:p>
          </table:table-cell>
          <table:table-cell office:value-type="float" office:value="1.900668" calcext:value-type="float">
            <text:p>1.900668</text:p>
          </table:table-cell>
          <table:table-cell office:value-type="float" office:value="1.5138" calcext:value-type="float">
            <text:p>1.513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5253" calcext:value-type="float">
            <text:p>0.5253</text:p>
          </table:table-cell>
          <table:table-cell office:value-type="float" office:value="-0.035816" calcext:value-type="float">
            <text:p>-0.035816</text:p>
          </table:table-cell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6058" calcext:value-type="float">
            <text:p>0.36058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11895" calcext:value-type="float">
            <text:p>0.118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5145" calcext:value-type="float">
            <text:p>0.65145</text:p>
          </table:table-cell>
          <table:table-cell office:value-type="float" office:value="-1.24335" calcext:value-type="float">
            <text:p>-1.243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49986" calcext:value-type="float">
            <text:p>0.24998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595" calcext:value-type="float">
            <text:p>0.925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666" calcext:value-type="float">
            <text:p>0.0666</text:p>
          </table:table-cell>
          <table:table-cell office:value-type="float" office:value="1.3089" calcext:value-type="float">
            <text:p>1.308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30.53085" calcext:value-type="float">
            <text:p>-30.530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193" calcext:value-type="float">
            <text:p>0.519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206" calcext:value-type="float">
            <text:p>-0.120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2073" calcext:value-type="float">
            <text:p>0.62073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7395" calcext:value-type="float">
            <text:p>0.97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3029" calcext:value-type="float">
            <text:p>1.302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30.40785" calcext:value-type="float">
            <text:p>-30.407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1664" calcext:value-type="float">
            <text:p>1.166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189486" calcext:value-type="float">
            <text:p>-0.18948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09" calcext:value-type="float">
            <text:p>0.390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9696" calcext:value-type="float">
            <text:p>-0.069696</text:p>
          </table:table-cell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88276" calcext:value-type="float">
            <text:p>0.18827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469" calcext:value-type="float">
            <text:p>1.1469</text:p>
          </table:table-cell>
          <table:table-cell office:value-type="float" office:value="0.11895" calcext:value-type="float">
            <text:p>0.11895</text:p>
          </table:table-cell>
          <table:table-cell office:value-type="float" office:value="0.64009" calcext:value-type="float">
            <text:p>0.64009</text:p>
          </table:table-cell>
          <table:table-cell office:value-type="float" office:value="1.23765" calcext:value-type="float">
            <text:p>1.23765</text:p>
          </table:table-cell>
          <table:table-cell office:value-type="float" office:value="-0.57345" calcext:value-type="float">
            <text:p>-0.573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70005" calcext:value-type="float">
            <text:p>-0.700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39045" calcext:value-type="float">
            <text:p>0.390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269" calcext:value-type="float">
            <text:p>1.326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59985" calcext:value-type="float">
            <text:p>-30.59985</text:p>
          </table:table-cell>
          <table:table-cell office:value-type="float" office:value="1.900668" calcext:value-type="float">
            <text:p>1.90066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39" calcext:value-type="float">
            <text:p>0.393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283" calcext:value-type="float">
            <text:p>0.5283</text:p>
          </table:table-cell>
          <table:table-cell office:value-type="float" office:value="-0.084216" calcext:value-type="float">
            <text:p>-0.084216</text:p>
          </table:table-cell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049" calcext:value-type="float">
            <text:p>1.104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7065" calcext:value-type="float">
            <text:p>1.270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0435" calcext:value-type="float">
            <text:p>-1.20435</text:p>
          </table:table-cell>
          <table:table-cell office:value-type="float" office:value="0.468996" calcext:value-type="float">
            <text:p>0.46899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16106" calcext:value-type="float">
            <text:p>0.216106</text:p>
          </table:table-cell>
          <table:table-cell office:value-type="float" office:value="0.2763" calcext:value-type="float">
            <text:p>0.2763</text:p>
          </table:table-cell>
          <table:table-cell office:value-type="float" office:value="-0.4479" calcext:value-type="float">
            <text:p>-0.447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945" calcext:value-type="float">
            <text:p>0.39945</text:p>
          </table:table-cell>
          <table:table-cell office:value-type="float" office:value="-0.28485" calcext:value-type="float">
            <text:p>-0.284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667" calcext:value-type="float">
            <text:p>0.566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7095" calcext:value-type="float">
            <text:p>0.970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90585" calcext:value-type="float">
            <text:p>-30.90585</text:p>
          </table:table-cell>
          <table:table-cell office:value-type="float" office:value="1.929708" calcext:value-type="float">
            <text:p>1.929708</text:p>
          </table:table-cell>
          <table:table-cell office:value-type="float" office:value="1.5018" calcext:value-type="float">
            <text:p>1.5018</text:p>
          </table:table-cell>
          <table:table-cell office:value-type="float" office:value="1.1574" calcext:value-type="float">
            <text:p>1.157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07" calcext:value-type="float">
            <text:p>0.5907</text:p>
          </table:table-cell>
          <table:table-cell office:value-type="float" office:value="-0.199166" calcext:value-type="float">
            <text:p>-0.19916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99" calcext:value-type="float">
            <text:p>0.3999</text:p>
          </table:table-cell>
          <table:table-cell office:value-type="float" office:value="-0.125598" calcext:value-type="float">
            <text:p>-0.125598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64076" calcext:value-type="float">
            <text:p>0.164076</text:p>
          </table:table-cell>
          <table:table-cell office:value-type="float" office:value="0.70995" calcext:value-type="float">
            <text:p>0.709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1589" calcext:value-type="float">
            <text:p>0.61589</text:p>
          </table:table-cell>
          <table:table-cell office:value-type="float" office:value="1.22265" calcext:value-type="float">
            <text:p>1.22265</text:p>
          </table:table-cell>
          <table:table-cell office:value-type="float" office:value="-0.58545" calcext:value-type="float">
            <text:p>-0.58545</text:p>
          </table:table-cell>
          <table:table-cell office:value-type="float" office:value="0.718982" calcext:value-type="float">
            <text:p>0.71898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5235" calcext:value-type="float">
            <text:p>-1.252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2433" calcext:value-type="float">
            <text:p>0.2433</text:p>
          </table:table-cell>
          <table:table-cell office:value-type="float" office:value="-0.4359" calcext:value-type="float">
            <text:p>-0.435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-0.30285" calcext:value-type="float">
            <text:p>-0.302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4725" calcext:value-type="float">
            <text:p>-0.04725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3179" calcext:value-type="float">
            <text:p>1.3179</text:p>
          </table:table-cell>
          <table:table-cell office:value-type="float" office:value="-0.0510620000000002" calcext:value-type="float">
            <text:p>-0.0510620000000002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1.29885" calcext:value-type="float">
            <text:p>-31.29885</text:p>
          </table:table-cell>
          <table:table-cell office:value-type="float" office:value="1.915188" calcext:value-type="float">
            <text:p>1.915188</text:p>
          </table:table-cell>
          <table:table-cell office:value-type="float" office:value="1.4688" calcext:value-type="float">
            <text:p>1.4688</text:p>
          </table:table-cell>
          <table:table-cell office:value-type="float" office:value="1.1274" calcext:value-type="float">
            <text:p>1.127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117" calcext:value-type="float">
            <text:p>0.611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3729" calcext:value-type="float">
            <text:p>0.372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5403" calcext:value-type="float">
            <text:p>0.5403</text:p>
          </table:table-cell>
          <table:table-cell office:value-type="float" office:value="-0.074536" calcext:value-type="float">
            <text:p>-0.07453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-1.21635" calcext:value-type="float">
            <text:p>-1.216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69705" calcext:value-type="float">
            <text:p>-0.697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4599" calcext:value-type="float">
            <text:p>-0.459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8485" calcext:value-type="float">
            <text:p>-0.284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576" calcext:value-type="float">
            <text:p>0.057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1.36485" calcext:value-type="float">
            <text:p>-31.36485</text:p>
          </table:table-cell>
          <table:table-cell office:value-type="float" office:value="1.886148" calcext:value-type="float">
            <text:p>1.886148</text:p>
          </table:table-cell>
          <table:table-cell office:value-type="float" office:value="1.4928" calcext:value-type="float">
            <text:p>1.4928</text:p>
          </table:table-cell>
          <table:table-cell office:value-type="float" office:value="1.1304" calcext:value-type="float">
            <text:p>1.1304</text:p>
          </table:table-cell>
          <table:table-cell office:value-type="float" office:value="-0.527318" calcext:value-type="float">
            <text:p>-0.52731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19" calcext:value-type="float">
            <text:p>0.4119</text:p>
          </table:table-cell>
          <table:table-cell office:value-type="float" office:value="-0.115918" calcext:value-type="float">
            <text:p>-0.11591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2045" calcext:value-type="float">
            <text:p>0.420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4065" calcext:value-type="float">
            <text:p>1.240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7845" calcext:value-type="float">
            <text:p>0.678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-0.66705" calcext:value-type="float">
            <text:p>-0.667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539" calcext:value-type="float">
            <text:p>-0.453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29" calcext:value-type="float">
            <text:p>-0.072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0.0297" calcext:value-type="float">
            <text:p>0.0297</text:p>
          </table:table-cell>
          <table:table-cell office:value-type="float" office:value="-31.23285" calcext:value-type="float">
            <text:p>-31.232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61198" calcext:value-type="float">
            <text:p>-0.56119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939" calcext:value-type="float">
            <text:p>0.393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433" calcext:value-type="float">
            <text:p>0.543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2945" calcext:value-type="float">
            <text:p>0.429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0095" calcext:value-type="float">
            <text:p>0.700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409" calcext:value-type="float">
            <text:p>1.1409</text:p>
          </table:table-cell>
          <table:table-cell office:value-type="float" office:value="0.10395" calcext:value-type="float">
            <text:p>0.103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465" calcext:value-type="float">
            <text:p>1.264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694782" calcext:value-type="float">
            <text:p>0.694782</text:p>
          </table:table-cell>
          <table:table-cell office:value-type="float" office:value="0.63945" calcext:value-type="float">
            <text:p>0.639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9405" calcext:value-type="float">
            <text:p>-0.69405</text:p>
          </table:table-cell>
          <table:table-cell office:value-type="float" office:value="0.245146" calcext:value-type="float">
            <text:p>0.245146</text:p>
          </table:table-cell>
          <table:table-cell office:value-type="float" office:value="0.2703" calcext:value-type="float">
            <text:p>0.270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2819" calcext:value-type="float">
            <text:p>1.281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1.26885" calcext:value-type="float">
            <text:p>-31.26885</text:p>
          </table:table-cell>
          <table:table-cell office:value-type="float" office:value="1.881308" calcext:value-type="float">
            <text:p>1.881308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1244" calcext:value-type="float">
            <text:p>1.124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33046" calcext:value-type="float">
            <text:p>-0.23304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283" calcext:value-type="float">
            <text:p>0.528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42645" calcext:value-type="float">
            <text:p>0.426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3095" calcext:value-type="float">
            <text:p>0.73095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0.3509" calcext:value-type="float">
            <text:p>0.3509</text:p>
          </table:table-cell>
          <table:table-cell office:value-type="float" office:value="1.1289" calcext:value-type="float">
            <text:p>1.128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4365" calcext:value-type="float">
            <text:p>1.243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6345" calcext:value-type="float">
            <text:p>0.66345</text:p>
          </table:table-cell>
          <table:table-cell office:value-type="float" office:value="-1.24935" calcext:value-type="float">
            <text:p>-1.24935</text:p>
          </table:table-cell>
          <table:table-cell office:value-type="float" office:value="0.454476" calcext:value-type="float">
            <text:p>0.454476</text:p>
          </table:table-cell>
          <table:table-cell office:value-type="float" office:value="0.43725" calcext:value-type="float">
            <text:p>0.43725</text:p>
          </table:table-cell>
          <table:table-cell office:value-type="float" office:value="-0.67305" calcext:value-type="float">
            <text:p>-0.67305</text:p>
          </table:table-cell>
          <table:table-cell office:value-type="float" office:value="0.201586" calcext:value-type="float">
            <text:p>0.20158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4425" calcext:value-type="float">
            <text:p>-0.044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5895" calcext:value-type="float">
            <text:p>0.95895</text:p>
          </table:table-cell>
          <table:table-cell office:value-type="float" office:value="-0.0268619999999997" calcext:value-type="float">
            <text:p>-0.0268619999999997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2879" calcext:value-type="float">
            <text:p>1.2879</text:p>
          </table:table-cell>
          <table:table-cell office:value-type="float" office:value="-0.0268620000000003" calcext:value-type="float">
            <text:p>-0.02686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1.03485" calcext:value-type="float">
            <text:p>-31.03485</text:p>
          </table:table-cell>
          <table:table-cell office:value-type="float" office:value="1.871628" calcext:value-type="float">
            <text:p>1.87162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44" calcext:value-type="float">
            <text:p>1.154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907" calcext:value-type="float">
            <text:p>0.5907</text:p>
          </table:table-cell>
          <table:table-cell office:value-type="float" office:value="-0.204006" calcext:value-type="float">
            <text:p>-0.204006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3849" calcext:value-type="float">
            <text:p>0.3849</text:p>
          </table:table-cell>
          <table:table-cell office:value-type="float" office:value="-0.101398" calcext:value-type="float">
            <text:p>-0.10139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373" calcext:value-type="float">
            <text:p>0.537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3154" calcext:value-type="float">
            <text:p>0.33154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64009" calcext:value-type="float">
            <text:p>0.64009</text:p>
          </table:table-cell>
          <table:table-cell office:value-type="float" office:value="1.24965" calcext:value-type="float">
            <text:p>1.24965</text:p>
          </table:table-cell>
          <table:table-cell office:value-type="float" office:value="-0.59445" calcext:value-type="float">
            <text:p>-0.594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-1.23735" calcext:value-type="float">
            <text:p>-1.237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71205" calcext:value-type="float">
            <text:p>-0.71205</text:p>
          </table:table-cell>
          <table:table-cell office:value-type="float" office:value="0.230626" calcext:value-type="float">
            <text:p>0.23062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39" calcext:value-type="float">
            <text:p>1.293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0.97785" calcext:value-type="float">
            <text:p>-30.97785</text:p>
          </table:table-cell>
          <table:table-cell office:value-type="float" office:value="1.847428" calcext:value-type="float">
            <text:p>1.84742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532158" calcext:value-type="float">
            <text:p>-0.53215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228206" calcext:value-type="float">
            <text:p>-0.22820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343" calcext:value-type="float">
            <text:p>0.534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3845" calcext:value-type="float">
            <text:p>0.43845</text:p>
          </table:table-cell>
          <table:table-cell office:value-type="float" office:value="-0.1296" calcext:value-type="float">
            <text:p>-0.129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2495" calcext:value-type="float">
            <text:p>0.72495</text:p>
          </table:table-cell>
          <table:table-cell office:value-type="float" office:value="-0.10875" calcext:value-type="float">
            <text:p>-0.108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64493" calcext:value-type="float">
            <text:p>0.64493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33502" calcext:value-type="float">
            <text:p>0.73350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3425" calcext:value-type="float">
            <text:p>0.43425</text:p>
          </table:table-cell>
          <table:table-cell office:value-type="float" office:value="-0.67905" calcext:value-type="float">
            <text:p>-0.679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177" calcext:value-type="float">
            <text:p>0.0177</text:p>
          </table:table-cell>
          <table:table-cell office:value-type="float" office:value="-30.69285" calcext:value-type="float">
            <text:p>-30.69285</text:p>
          </table:table-cell>
          <table:table-cell office:value-type="float" office:value="1.876468" calcext:value-type="float">
            <text:p>1.876468</text:p>
          </table:table-cell>
          <table:table-cell office:value-type="float" office:value="1.5078" calcext:value-type="float">
            <text:p>1.507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61198" calcext:value-type="float">
            <text:p>-0.561198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3819" calcext:value-type="float">
            <text:p>0.381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433" calcext:value-type="float">
            <text:p>0.543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1745" calcext:value-type="float">
            <text:p>0.417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1.1499" calcext:value-type="float">
            <text:p>1.149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7345" calcext:value-type="float">
            <text:p>-0.573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-1.23135" calcext:value-type="float">
            <text:p>-1.23135</text:p>
          </table:table-cell>
          <table:table-cell office:value-type="float" office:value="0.493196" calcext:value-type="float">
            <text:p>0.493196</text:p>
          </table:table-cell>
          <table:table-cell office:value-type="float" office:value="0.45525" calcext:value-type="float">
            <text:p>0.45525</text:p>
          </table:table-cell>
          <table:table-cell office:value-type="float" office:value="-0.69405" calcext:value-type="float">
            <text:p>-0.69405</text:p>
          </table:table-cell>
          <table:table-cell office:value-type="float" office:value="0.235466" calcext:value-type="float">
            <text:p>0.235466</text:p>
          </table:table-cell>
          <table:table-cell office:value-type="float" office:value="0.2613" calcext:value-type="float">
            <text:p>0.261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2624" calcext:value-type="float">
            <text:p>0.16262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4095" calcext:value-type="float">
            <text:p>0.940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999" calcext:value-type="float">
            <text:p>1.299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30.57585" calcext:value-type="float">
            <text:p>-30.57585</text:p>
          </table:table-cell>
          <table:table-cell office:value-type="float" office:value="1.852268" calcext:value-type="float">
            <text:p>1.852268</text:p>
          </table:table-cell>
          <table:table-cell office:value-type="float" office:value="1.4508" calcext:value-type="float">
            <text:p>1.4508</text:p>
          </table:table-cell>
          <table:table-cell office:value-type="float" office:value="1.1214" calcext:value-type="float">
            <text:p>1.121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177" calcext:value-type="float">
            <text:p>0.617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5193" calcext:value-type="float">
            <text:p>0.519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4445" calcext:value-type="float">
            <text:p>0.44445</text:p>
          </table:table-cell>
          <table:table-cell office:value-type="float" office:value="-0.1266" calcext:value-type="float">
            <text:p>-0.126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1775" calcext:value-type="float">
            <text:p>-0.117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049" calcext:value-type="float">
            <text:p>1.104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6465" calcext:value-type="float">
            <text:p>1.26465</text:p>
          </table:table-cell>
          <table:table-cell office:value-type="float" office:value="-0.60045" calcext:value-type="float">
            <text:p>-0.600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2235" calcext:value-type="float">
            <text:p>-1.22235</text:p>
          </table:table-cell>
          <table:table-cell office:value-type="float" office:value="0.444796" calcext:value-type="float">
            <text:p>0.444796</text:p>
          </table:table-cell>
          <table:table-cell office:value-type="float" office:value="0.44025" calcext:value-type="float">
            <text:p>0.44025</text:p>
          </table:table-cell>
          <table:table-cell office:value-type="float" office:value="-0.68805" calcext:value-type="float">
            <text:p>-0.688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509" calcext:value-type="float">
            <text:p>-0.450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9385" calcext:value-type="float">
            <text:p>-0.293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2759" calcext:value-type="float">
            <text:p>1.275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0.47985" calcext:value-type="float">
            <text:p>-30.47985</text:p>
          </table:table-cell>
          <table:table-cell office:value-type="float" office:value="1.861948" calcext:value-type="float">
            <text:p>1.861948</text:p>
          </table:table-cell>
          <table:table-cell office:value-type="float" office:value="1.5108" calcext:value-type="float">
            <text:p>1.510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5847" calcext:value-type="float">
            <text:p>0.5847</text:p>
          </table:table-cell>
          <table:table-cell office:value-type="float" office:value="-0.213686" calcext:value-type="float">
            <text:p>-0.21368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059" calcext:value-type="float">
            <text:p>0.405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5176" calcext:value-type="float">
            <text:p>-0.055176</text:p>
          </table:table-cell>
        </table:table-row>
        <table:table-row table:style-name="ro1">
          <table:table-cell office:value-type="float" office:value="0.41445" calcext:value-type="float">
            <text:p>0.41445</text:p>
          </table:table-cell>
          <table:table-cell office:value-type="float" office:value="-0.1236" calcext:value-type="float">
            <text:p>-0.1236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439" calcext:value-type="float">
            <text:p>1.1439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2565" calcext:value-type="float">
            <text:p>1.22565</text:p>
          </table:table-cell>
          <table:table-cell office:value-type="float" office:value="-0.58245" calcext:value-type="float">
            <text:p>-0.582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6945" calcext:value-type="float">
            <text:p>0.66945</text:p>
          </table:table-cell>
          <table:table-cell office:value-type="float" office:value="-1.26135" calcext:value-type="float">
            <text:p>-1.26135</text:p>
          </table:table-cell>
          <table:table-cell office:value-type="float" office:value="0.478676" calcext:value-type="float">
            <text:p>0.47867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8205" calcext:value-type="float">
            <text:p>-0.68205</text:p>
          </table:table-cell>
          <table:table-cell office:value-type="float" office:value="0.211266" calcext:value-type="float">
            <text:p>0.21126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1253" calcext:value-type="float">
            <text:p>0.11253</text:p>
          </table:table-cell>
          <table:table-cell office:value-type="float" office:value="0.41145" calcext:value-type="float">
            <text:p>0.411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3795" calcext:value-type="float">
            <text:p>0.937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3239" calcext:value-type="float">
            <text:p>1.3239</text:p>
          </table:table-cell>
          <table:table-cell office:value-type="float" office:value="-0.0655820000000003" calcext:value-type="float">
            <text:p>-0.06558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0.54285" calcext:value-type="float">
            <text:p>-30.54285</text:p>
          </table:table-cell>
          <table:table-cell office:value-type="float" office:value="1.895828" calcext:value-type="float">
            <text:p>1.895828</text:p>
          </table:table-cell>
          <table:table-cell office:value-type="float" office:value="1.4688" calcext:value-type="float">
            <text:p>1.4688</text:p>
          </table:table-cell>
          <table:table-cell office:value-type="float" office:value="1.1364" calcext:value-type="float">
            <text:p>1.1364</text:p>
          </table:table-cell>
          <table:table-cell office:value-type="float" office:value="-0.556358" calcext:value-type="float">
            <text:p>-0.556358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3845" calcext:value-type="float">
            <text:p>0.438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0695" calcext:value-type="float">
            <text:p>0.70695</text:p>
          </table:table-cell>
          <table:table-cell office:value-type="float" office:value="-0.10575" calcext:value-type="float">
            <text:p>-0.10575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1.26165" calcext:value-type="float">
            <text:p>1.261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1635" calcext:value-type="float">
            <text:p>-1.21635</text:p>
          </table:table-cell>
          <table:table-cell office:value-type="float" office:value="0.449636" calcext:value-type="float">
            <text:p>0.44963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69705" calcext:value-type="float">
            <text:p>-0.69705</text:p>
          </table:table-cell>
          <table:table-cell office:value-type="float" office:value="0.249986" calcext:value-type="float">
            <text:p>0.24998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479" calcext:value-type="float">
            <text:p>-0.447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8185" calcext:value-type="float">
            <text:p>-0.28185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877" calcext:value-type="float">
            <text:p>0.5877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2909" calcext:value-type="float">
            <text:p>1.290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81585" calcext:value-type="float">
            <text:p>-30.81585</text:p>
          </table:table-cell>
          <table:table-cell office:value-type="float" office:value="1.890988" calcext:value-type="float">
            <text:p>1.890988</text:p>
          </table:table-cell>
          <table:table-cell office:value-type="float" office:value="1.4838" calcext:value-type="float">
            <text:p>1.4838</text:p>
          </table:table-cell>
          <table:table-cell office:value-type="float" office:value="1.1484" calcext:value-type="float">
            <text:p>1.1484</text:p>
          </table:table-cell>
          <table:table-cell office:value-type="float" office:value="-0.541838" calcext:value-type="float">
            <text:p>-0.54183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057" calcext:value-type="float">
            <text:p>0.6057</text:p>
          </table:table-cell>
          <table:table-cell office:value-type="float" office:value="-0.194326" calcext:value-type="float">
            <text:p>-0.19432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059" calcext:value-type="float">
            <text:p>0.405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163" calcext:value-type="float">
            <text:p>0.5163</text:p>
          </table:table-cell>
          <table:table-cell office:value-type="float" office:value="-0.064856" calcext:value-type="float">
            <text:p>-0.064856</text:p>
          </table:table-cell>
        </table:table-row>
        <table:table-row table:style-name="ro1">
          <table:table-cell office:value-type="float" office:value="0.42345" calcext:value-type="float">
            <text:p>0.423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78596" calcext:value-type="float">
            <text:p>0.178596</text:p>
          </table:table-cell>
          <table:table-cell office:value-type="float" office:value="0.71595" calcext:value-type="float">
            <text:p>0.715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1379" calcext:value-type="float">
            <text:p>1.1379</text:p>
          </table:table-cell>
          <table:table-cell office:value-type="float" office:value="0.10095" calcext:value-type="float">
            <text:p>0.10095</text:p>
          </table:table-cell>
          <table:table-cell office:value-type="float" office:value="0.60621" calcext:value-type="float">
            <text:p>0.60621</text:p>
          </table:table-cell>
          <table:table-cell office:value-type="float" office:value="1.23765" calcext:value-type="float">
            <text:p>1.23765</text:p>
          </table:table-cell>
          <table:table-cell office:value-type="float" office:value="-0.58845" calcext:value-type="float">
            <text:p>-0.588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-1.24035" calcext:value-type="float">
            <text:p>-1.240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68505" calcext:value-type="float">
            <text:p>-0.685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29" calcext:value-type="float">
            <text:p>-0.4329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819" calcext:value-type="float">
            <text:p>-0.081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3149" calcext:value-type="float">
            <text:p>1.314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30.73785" calcext:value-type="float">
            <text:p>-30.73785</text:p>
          </table:table-cell>
          <table:table-cell office:value-type="float" office:value="1.924868" calcext:value-type="float">
            <text:p>1.924868</text:p>
          </table:table-cell>
          <table:table-cell office:value-type="float" office:value="1.4598" calcext:value-type="float">
            <text:p>1.4598</text:p>
          </table:table-cell>
          <table:table-cell office:value-type="float" office:value="1.1334" calcext:value-type="float">
            <text:p>1.133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11078" calcext:value-type="float">
            <text:p>-0.111078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84216" calcext:value-type="float">
            <text:p>-0.08421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173756" calcext:value-type="float">
            <text:p>0.173756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169" calcext:value-type="float">
            <text:p>1.1169</text:p>
          </table:table-cell>
          <table:table-cell office:value-type="float" office:value="0.10395" calcext:value-type="float">
            <text:p>0.10395</text:p>
          </table:table-cell>
          <table:table-cell office:value-type="float" office:value="0.63041" calcext:value-type="float">
            <text:p>0.63041</text:p>
          </table:table-cell>
          <table:table-cell office:value-type="float" office:value="1.25265" calcext:value-type="float">
            <text:p>1.252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699622" calcext:value-type="float">
            <text:p>0.699622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-1.20735" calcext:value-type="float">
            <text:p>-1.20735</text:p>
          </table:table-cell>
          <table:table-cell office:value-type="float" office:value="0.464156" calcext:value-type="float">
            <text:p>0.464156</text:p>
          </table:table-cell>
          <table:table-cell office:value-type="float" office:value="0.45825" calcext:value-type="float">
            <text:p>0.45825</text:p>
          </table:table-cell>
          <table:table-cell office:value-type="float" office:value="-0.69105" calcext:value-type="float">
            <text:p>-0.691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553" calcext:value-type="float">
            <text:p>0.2553</text:p>
          </table:table-cell>
          <table:table-cell office:value-type="float" office:value="-0.4419" calcext:value-type="float">
            <text:p>-0.4419</text:p>
          </table:table-cell>
          <table:table-cell office:value-type="float" office:value="0.0980100000000001" calcext:value-type="float">
            <text:p>0.0980100000000001</text:p>
          </table:table-cell>
          <table:table-cell office:value-type="float" office:value="0.39645" calcext:value-type="float">
            <text:p>0.39645</text:p>
          </table:table-cell>
          <table:table-cell office:value-type="float" office:value="-0.26685" calcext:value-type="float">
            <text:p>-0.26685</text:p>
          </table:table-cell>
          <table:table-cell office:value-type="float" office:value="0.172304" calcext:value-type="float">
            <text:p>0.172304</text:p>
          </table:table-cell>
          <table:table-cell office:value-type="float" office:value="-0.05325" calcext:value-type="float">
            <text:p>-0.05325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789" calcext:value-type="float">
            <text:p>1.2789</text:p>
          </table:table-cell>
          <table:table-cell office:value-type="float" office:value="-0.0413820000000003" calcext:value-type="float">
            <text:p>-0.041382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-31.08885" calcext:value-type="float">
            <text:p>-31.08885</text:p>
          </table:table-cell>
          <table:table-cell office:value-type="float" office:value="1.924868" calcext:value-type="float">
            <text:p>1.924868</text:p>
          </table:table-cell>
          <table:table-cell office:value-type="float" office:value="1.4928" calcext:value-type="float">
            <text:p>1.4928</text:p>
          </table:table-cell>
          <table:table-cell office:value-type="float" office:value="1.1394" calcext:value-type="float">
            <text:p>1.1394</text:p>
          </table:table-cell>
          <table:table-cell office:value-type="float" office:value="-0.532158" calcext:value-type="float">
            <text:p>-0.532158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5967" calcext:value-type="float">
            <text:p>0.5967</text:p>
          </table:table-cell>
          <table:table-cell office:value-type="float" office:value="-0.233046" calcext:value-type="float">
            <text:p>-0.233046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15918" calcext:value-type="float">
            <text:p>-0.11591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223" calcext:value-type="float">
            <text:p>0.5223</text:p>
          </table:table-cell>
          <table:table-cell office:value-type="float" office:value="-0.045496" calcext:value-type="float">
            <text:p>-0.045496</text:p>
          </table:table-cell>
        </table:table-row>
        <table:table-row table:style-name="ro1">
          <table:table-cell office:value-type="float" office:value="0.42645" calcext:value-type="float">
            <text:p>0.42645</text:p>
          </table:table-cell>
          <table:table-cell office:value-type="float" office:value="-0.1176" calcext:value-type="float">
            <text:p>-0.117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71895" calcext:value-type="float">
            <text:p>0.71895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0.33638" calcext:value-type="float">
            <text:p>0.33638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09795" calcext:value-type="float">
            <text:p>0.09795</text:p>
          </table:table-cell>
          <table:table-cell office:value-type="float" office:value="0.60621" calcext:value-type="float">
            <text:p>0.60621</text:p>
          </table:table-cell>
          <table:table-cell office:value-type="float" office:value="1.23465" calcext:value-type="float">
            <text:p>1.23465</text:p>
          </table:table-cell>
          <table:table-cell office:value-type="float" office:value="-0.59145" calcext:value-type="float">
            <text:p>-0.59145</text:p>
          </table:table-cell>
          <table:table-cell office:value-type="float" office:value="0.714142" calcext:value-type="float">
            <text:p>0.714142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-1.25535" calcext:value-type="float">
            <text:p>-1.25535</text:p>
          </table:table-cell>
          <table:table-cell office:value-type="float" office:value="0.459316" calcext:value-type="float">
            <text:p>0.459316</text:p>
          </table:table-cell>
          <table:table-cell office:value-type="float" office:value="0.44625" calcext:value-type="float">
            <text:p>0.44625</text:p>
          </table:table-cell>
          <table:table-cell office:value-type="float" office:value="-0.68505" calcext:value-type="float">
            <text:p>-0.68505</text:p>
          </table:table-cell>
          <table:table-cell office:value-type="float" office:value="0.220946" calcext:value-type="float">
            <text:p>0.220946</text:p>
          </table:table-cell>
          <table:table-cell office:value-type="float" office:value="0.2583" calcext:value-type="float">
            <text:p>0.2583</text:p>
          </table:table-cell>
          <table:table-cell office:value-type="float" office:value="-0.4449" calcext:value-type="float">
            <text:p>-0.444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0245" calcext:value-type="float">
            <text:p>0.40245</text:p>
          </table:table-cell>
          <table:table-cell office:value-type="float" office:value="-0.29085" calcext:value-type="float">
            <text:p>-0.29085</text:p>
          </table:table-cell>
          <table:table-cell office:value-type="float" office:value="0.181984" calcext:value-type="float">
            <text:p>0.1819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609" calcext:value-type="float">
            <text:p>-0.0609</text:p>
          </table:table-cell>
          <table:table-cell office:value-type="float" office:value="0.94395" calcext:value-type="float">
            <text:p>0.943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696" calcext:value-type="float">
            <text:p>0.0696</text:p>
          </table:table-cell>
          <table:table-cell office:value-type="float" office:value="1.3179" calcext:value-type="float">
            <text:p>1.3179</text:p>
          </table:table-cell>
          <table:table-cell office:value-type="float" office:value="-0.0365420000000003" calcext:value-type="float">
            <text:p>-0.036542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30.99585" calcext:value-type="float">
            <text:p>-30.99585</text:p>
          </table:table-cell>
          <table:table-cell office:value-type="float" office:value="1.915188" calcext:value-type="float">
            <text:p>1.915188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1394" calcext:value-type="float">
            <text:p>1.1394</text:p>
          </table:table-cell>
          <table:table-cell office:value-type="float" office:value="-0.566038" calcext:value-type="float">
            <text:p>-0.566038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6087" calcext:value-type="float">
            <text:p>0.6087</text:p>
          </table:table-cell>
          <table:table-cell office:value-type="float" office:value="-0.208846" calcext:value-type="float">
            <text:p>-0.208846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3849" calcext:value-type="float">
            <text:p>0.3849</text:p>
          </table:table-cell>
          <table:table-cell office:value-type="float" office:value="-0.096558" calcext:value-type="float">
            <text:p>-0.096558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50336" calcext:value-type="float">
            <text:p>-0.05033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116" calcext:value-type="float">
            <text:p>-0.1116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68895" calcext:value-type="float">
            <text:p>0.68895</text:p>
          </table:table-cell>
          <table:table-cell office:value-type="float" office:value="-0.09675" calcext:value-type="float">
            <text:p>-0.09675</text:p>
          </table:table-cell>
          <table:table-cell office:value-type="float" office:value="0.34122" calcext:value-type="float">
            <text:p>0.34122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11595" calcext:value-type="float">
            <text:p>0.11595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1.27065" calcext:value-type="float">
            <text:p>1.27065</text:p>
          </table:table-cell>
          <table:table-cell office:value-type="float" office:value="-0.57945" calcext:value-type="float">
            <text:p>-0.57945</text:p>
          </table:table-cell>
          <table:table-cell office:value-type="float" office:value="0.709302" calcext:value-type="float">
            <text:p>0.709302</text:p>
          </table:table-cell>
          <table:table-cell office:value-type="float" office:value="0.64845" calcext:value-type="float">
            <text:p>0.64845</text:p>
          </table:table-cell>
          <table:table-cell office:value-type="float" office:value="-1.22535" calcext:value-type="float">
            <text:p>-1.22535</text:p>
          </table:table-cell>
          <table:table-cell office:value-type="float" office:value="0.473836" calcext:value-type="float">
            <text:p>0.473836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-0.70305" calcext:value-type="float">
            <text:p>-0.70305</text:p>
          </table:table-cell>
          <table:table-cell office:value-type="float" office:value="0.240306" calcext:value-type="float">
            <text:p>0.240306</text:p>
          </table:table-cell>
          <table:table-cell office:value-type="float" office:value="0.2493" calcext:value-type="float">
            <text:p>0.249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1737" calcext:value-type="float">
            <text:p>0.11737</text:p>
          </table:table-cell>
          <table:table-cell office:value-type="float" office:value="0.40845" calcext:value-type="float">
            <text:p>0.40845</text:p>
          </table:table-cell>
          <table:table-cell office:value-type="float" office:value="-0.29685" calcext:value-type="float">
            <text:p>-0.29685</text:p>
          </table:table-cell>
          <table:table-cell office:value-type="float" office:value="0.186824" calcext:value-type="float">
            <text:p>0.186824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.5757" calcext:value-type="float">
            <text:p>0.575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759" calcext:value-type="float">
            <text:p>-0.0759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317020000000003" calcext:value-type="float">
            <text:p>-0.031702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37685" calcext:value-type="float">
            <text:p>-31.37685</text:p>
          </table:table-cell>
          <table:table-cell office:value-type="float" office:value="1.890988" calcext:value-type="float">
            <text:p>1.890988</text:p>
          </table:table-cell>
          <table:table-cell office:value-type="float" office:value="1.4748" calcext:value-type="float">
            <text:p>1.4748</text:p>
          </table:table-cell>
          <table:table-cell office:value-type="float" office:value="1.1184" calcext:value-type="float">
            <text:p>1.1184</text:p>
          </table:table-cell>
          <table:table-cell office:value-type="float" office:value="-0.551518" calcext:value-type="float">
            <text:p>-0.551518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23366" calcext:value-type="float">
            <text:p>-0.223366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029" calcext:value-type="float">
            <text:p>0.4029</text:p>
          </table:table-cell>
          <table:table-cell office:value-type="float" office:value="-0.091718" calcext:value-type="float">
            <text:p>-0.091718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-0.060016" calcext:value-type="float">
            <text:p>-0.060016</text:p>
          </table:table-cell>
        </table:table-row>
        <table:table-row table:style-name="ro1">
          <table:table-cell office:value-type="float" office:value="0.43245" calcext:value-type="float">
            <text:p>0.4324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0.183436" calcext:value-type="float">
            <text:p>0.183436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-0.10275" calcext:value-type="float">
            <text:p>-0.10275</text:p>
          </table:table-cell>
          <table:table-cell office:value-type="float" office:value="0.34606" calcext:value-type="float">
            <text:p>0.34606</text:p>
          </table:table-cell>
          <table:table-cell office:value-type="float" office:value="1.1139" calcext:value-type="float">
            <text:p>1.1139</text:p>
          </table:table-cell>
          <table:table-cell office:value-type="float" office:value="0.09195" calcext:value-type="float">
            <text:p>0.09195</text:p>
          </table:table-cell>
          <table:table-cell office:value-type="float" office:value="0.61105" calcext:value-type="float">
            <text:p>0.61105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-0.59745" calcext:value-type="float">
            <text:p>-0.59745</text:p>
          </table:table-cell>
          <table:table-cell office:value-type="float" office:value="0.728662" calcext:value-type="float">
            <text:p>0.728662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-1.24635" calcext:value-type="float">
            <text:p>-1.24635</text:p>
          </table:table-cell>
          <table:table-cell office:value-type="float" office:value="0.468996" calcext:value-type="float">
            <text:p>0.468996</text:p>
          </table:table-cell>
          <table:table-cell office:value-type="float" office:value="0.44325" calcext:value-type="float">
            <text:p>0.44325</text:p>
          </table:table-cell>
          <table:table-cell office:value-type="float" office:value="-0.67605" calcext:value-type="float">
            <text:p>-0.67605</text:p>
          </table:table-cell>
          <table:table-cell office:value-type="float" office:value="0.225786" calcext:value-type="float">
            <text:p>0.225786</text:p>
          </table:table-cell>
          <table:table-cell office:value-type="float" office:value="0.2673" calcext:value-type="float">
            <text:p>0.2673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-0.29985" calcext:value-type="float">
            <text:p>-0.29985</text:p>
          </table:table-cell>
          <table:table-cell office:value-type="float" office:value="0.177144" calcext:value-type="float">
            <text:p>0.177144</text:p>
          </table:table-cell>
          <table:table-cell office:value-type="float" office:value="-0.05025" calcext:value-type="float">
            <text:p>-0.0502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96195" calcext:value-type="float">
            <text:p>0.96195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816" calcext:value-type="float">
            <text:p>0.0816</text:p>
          </table:table-cell>
          <table:table-cell office:value-type="float" office:value="1.2849" calcext:value-type="float">
            <text:p>1.284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-31.21185" calcext:value-type="float">
            <text:p>-31.21185</text:p>
          </table:table-cell>
          <table:table-cell office:value-type="float" office:value="1.866788" calcext:value-type="float">
            <text:p>1.866788</text:p>
          </table:table-cell>
          <table:table-cell office:value-type="float" office:value="1.5018" calcext:value-type="float">
            <text:p>1.5018</text:p>
          </table:table-cell>
          <table:table-cell office:value-type="float" office:value="1.1514" calcext:value-type="float">
            <text:p>1.1514</text:p>
          </table:table-cell>
          <table:table-cell office:value-type="float" office:value="-0.546678" calcext:value-type="float">
            <text:p>-0.546678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5937" calcext:value-type="float">
            <text:p>0.5937</text:p>
          </table:table-cell>
          <table:table-cell office:value-type="float" office:value="-0.218526" calcext:value-type="float">
            <text:p>-0.218526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879" calcext:value-type="float">
            <text:p>0.3879</text:p>
          </table:table-cell>
          <table:table-cell office:value-type="float" office:value="-0.106238" calcext:value-type="float">
            <text:p>-0.10623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5403" calcext:value-type="float">
            <text:p>0.5403</text:p>
          </table:table-cell>
          <table:table-cell office:value-type="float" office:value="-0.064856" calcext:value-type="float">
            <text:p>-0.064856</text:p>
          </table:table-cell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08900000000001" calcext:value-type="float">
            <text:p>0.0108900000000001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8634" calcext:value-type="float">
            <text:p>0.01863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23474" calcext:value-type="float">
            <text:p>0.02347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188759999999999" calcext:value-type="float">
            <text:p>0.018875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217800000000001" calcext:value-type="float">
            <text:p>0.02178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71820000000002" calcext:value-type="float">
            <text:p>-0.01718200000000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305" calcext:value-type="float">
            <text:p>-0.0130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2584" calcext:value-type="float">
            <text:p>0.012584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18580000000003" calcext:value-type="float">
            <text:p>0.0118580000000003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5324" calcext:value-type="float">
            <text:p>-0.00532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919599999999991" calcext:value-type="float">
            <text:p>0.0091959999999999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22264" calcext:value-type="float">
            <text:p>0.0222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26378" calcext:value-type="float">
            <text:p>-0.026378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16456" calcext:value-type="float">
            <text:p>-0.016456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239999999999998" calcext:value-type="float">
            <text:p>0.00239999999999998</text:p>
          </table:table-cell>
          <table:table-cell office:value-type="float" office:value="0.0140359999999999" calcext:value-type="float">
            <text:p>0.014035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25999999999996" calcext:value-type="float">
            <text:p>-0.007259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701800000000026" calcext:value-type="float">
            <text:p>0.0070180000000002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24442" calcext:value-type="float">
            <text:p>0.02444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7424" calcext:value-type="float">
            <text:p>0.0174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6214" calcext:value-type="float">
            <text:p>-0.01621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11374" calcext:value-type="float">
            <text:p>-0.01137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943799999999999" calcext:value-type="float">
            <text:p>-0.009437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0.00839999999999998" calcext:value-type="float">
            <text:p>0.00839999999999998</text:p>
          </table:table-cell>
          <table:table-cell office:value-type="float" office:value="-0.0198440000000001" calcext:value-type="float">
            <text:p>-0.0198440000000001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217800000000022" calcext:value-type="float">
            <text:p>0.0021780000000002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1635" calcext:value-type="float">
            <text:p>-0.0163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2584" calcext:value-type="float">
            <text:p>0.01258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822799999999999" calcext:value-type="float">
            <text:p>0.00822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774400000000003" calcext:value-type="float">
            <text:p>0.00774400000000003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90000000000001" calcext:value-type="float">
            <text:p>-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6292" calcext:value-type="float">
            <text:p>-0.006292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220219999999997" calcext:value-type="float">
            <text:p>-0.022021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50040000000001" calcext:value-type="float">
            <text:p>-0.015004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81499999999999" calcext:value-type="float">
            <text:p>-0.018149999999999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54100000000001" calcext:value-type="float">
            <text:p>0.0254100000000001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05" calcext:value-type="float">
            <text:p>-0.01005</text:p>
          </table:table-cell>
          <table:table-cell office:value-type="float" office:value="-0.021054" calcext:value-type="float">
            <text:p>-0.021054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246" calcext:value-type="float">
            <text:p>-0.01524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166980000000003" calcext:value-type="float">
            <text:p>0.0166980000000003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0899999999999999" calcext:value-type="float">
            <text:p>0.000899999999999999</text:p>
          </table:table-cell>
          <table:table-cell office:value-type="float" office:value="0.00217799999999977" calcext:value-type="float">
            <text:p>0.0021779999999997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69399999999999" calcext:value-type="float">
            <text:p>-0.01693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-0.000484000000000002" calcext:value-type="float">
            <text:p>-0.000484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0300000000000011" calcext:value-type="float">
            <text:p>-0.00030000000000001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317019999999998" calcext:value-type="float">
            <text:p>-0.031701999999999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0.00645" calcext:value-type="float">
            <text:p>0.006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69400000000001" calcext:value-type="float">
            <text:p>0.01694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605000000000007" calcext:value-type="float">
            <text:p>0.00605000000000007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266199999999999" calcext:value-type="float">
            <text:p>0.00266199999999999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9999999999999" calcext:value-type="float">
            <text:p>0.002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123419999999998" calcext:value-type="float">
            <text:p>-0.012341999999999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701799999999969" calcext:value-type="float">
            <text:p>0.0070179999999996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193599999999998" calcext:value-type="float">
            <text:p>-0.00193599999999998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0484000000000094" calcext:value-type="float">
            <text:p>-0.000484000000000094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-0.01575" calcext:value-type="float">
            <text:p>-0.01575</text:p>
          </table:table-cell>
          <table:table-cell office:value-type="float" office:value="-0.00241999999999996" calcext:value-type="float">
            <text:p>-0.00241999999999996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726000000000005" calcext:value-type="float">
            <text:p>0.0072600000000000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28556" calcext:value-type="float">
            <text:p>0.0285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53399999999996" calcext:value-type="float">
            <text:p>-0.0065339999999999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930000000000001" calcext:value-type="float">
            <text:p>-0.00930000000000001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123420000000003" calcext:value-type="float">
            <text:p>-0.012342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40000000000001" calcext:value-type="float">
            <text:p>0.0054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959999999999999" calcext:value-type="float">
            <text:p>-0.0095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90400000000005" calcext:value-type="float">
            <text:p>0.00290400000000005</text:p>
          </table:table-cell>
        </table:table-row>
        <table:table-row table:style-name="ro1">
          <table:table-cell office:value-type="float" office:value="0.000450000000000003" calcext:value-type="float">
            <text:p>0.000450000000000003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494999999999999" calcext:value-type="float">
            <text:p>0.004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765000000000001" calcext:value-type="float">
            <text:p>0.007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330000000000001" calcext:value-type="float">
            <text:p>-0.003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215380000000002" calcext:value-type="float">
            <text:p>0.021538000000000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840000000000001" calcext:value-type="float">
            <text:p>0.008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21296" calcext:value-type="float">
            <text:p>-0.021296</text:p>
          </table:table-cell>
        </table:table-row>
        <table:table-row table:style-name="ro1">
          <table:table-cell office:value-type="float" office:value="-0.00555" calcext:value-type="float">
            <text:p>-0.00555</text:p>
          </table:table-cell>
          <table:table-cell office:value-type="float" office:value="-0.00360000000000002" calcext:value-type="float">
            <text:p>-0.00360000000000002</text:p>
          </table:table-cell>
          <table:table-cell office:value-type="float" office:value="-0.0101640000000001" calcext:value-type="float">
            <text:p>-0.010164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57300000000001" calcext:value-type="float">
            <text:p>0.0157300000000001</text:p>
          </table:table-cell>
          <table:table-cell office:value-type="float" office:value="0.00465000000000001" calcext:value-type="float">
            <text:p>0.004650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335" calcext:value-type="float">
            <text:p>-0.0133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677599999999998" calcext:value-type="float">
            <text:p>-0.00677599999999998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69999999999999" calcext:value-type="float">
            <text:p>0.00869999999999999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900000000000006" calcext:value-type="float">
            <text:p>-0.000900000000000006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0.000242000000000019" calcext:value-type="float">
            <text:p>0.000242000000000019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56599999999997" calcext:value-type="float">
            <text:p>-0.005565999999999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1155" calcext:value-type="float">
            <text:p>-0.01155</text:p>
          </table:table-cell>
          <table:table-cell office:value-type="float" office:value="-0.000600000000000023" calcext:value-type="float">
            <text:p>-0.000600000000000023</text:p>
          </table:table-cell>
          <table:table-cell office:value-type="float" office:value="0.00435599999999994" calcext:value-type="float">
            <text:p>0.00435599999999994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809999999999999" calcext:value-type="float">
            <text:p>0.00809999999999999</text:p>
          </table:table-cell>
          <table:table-cell office:value-type="float" office:value="0.00794999999999999" calcext:value-type="float">
            <text:p>0.007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18579999999997" calcext:value-type="float">
            <text:p>0.011857999999999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725999999999971" calcext:value-type="float">
            <text:p>-0.00072599999999997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-0.00660000000000002" calcext:value-type="float">
            <text:p>-0.00660000000000002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0.00121000000000009" calcext:value-type="float">
            <text:p>0.00121000000000009</text:p>
          </table:table-cell>
          <table:table-cell office:value-type="float" office:value="-0.00134999999999999" calcext:value-type="float">
            <text:p>-0.001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734999999999999" calcext:value-type="float">
            <text:p>-0.00734999999999999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169399999999999" calcext:value-type="float">
            <text:p>-0.00169399999999999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90000000000001" calcext:value-type="float">
            <text:p>-0.00390000000000001</text:p>
          </table:table-cell>
          <table:table-cell office:value-type="float" office:value="-0.00362999999999997" calcext:value-type="float">
            <text:p>-0.00362999999999997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616" calcext:value-type="float">
            <text:p>-0.01161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69999999999999" calcext:value-type="float">
            <text:p>0.00569999999999999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750199999999973" calcext:value-type="float">
            <text:p>-0.00750199999999973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240000000000001" calcext:value-type="float">
            <text:p>0.00240000000000001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895400000000001" calcext:value-type="float">
            <text:p>0.0089540000000000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200000000003" calcext:value-type="float">
            <text:p>0.00992200000000003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677599999999995" calcext:value-type="float">
            <text:p>-0.00677599999999995</text:p>
          </table:table-cell>
        </table:table-row>
        <table:table-row table:style-name="ro1">
          <table:table-cell office:value-type="float" office:value="-0.00855" calcext:value-type="float">
            <text:p>-0.00855</text:p>
          </table:table-cell>
          <table:table-cell office:value-type="float" office:value="-0.00960000000000002" calcext:value-type="float">
            <text:p>-0.00960000000000002</text:p>
          </table:table-cell>
          <table:table-cell office:value-type="float" office:value="-0.0246840000000001" calcext:value-type="float">
            <text:p>-0.0246840000000001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21000000000001" calcext:value-type="float">
            <text:p>0.0121000000000001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705000000000001" calcext:value-type="float">
            <text:p>-0.00705000000000001</text:p>
          </table:table-cell>
          <table:table-cell office:value-type="float" office:value="-0.00846999999999991" calcext:value-type="float">
            <text:p>-0.00846999999999991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701800000000002" calcext:value-type="float">
            <text:p>-0.007018000000000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434999999999999" calcext:value-type="float">
            <text:p>-0.00434999999999999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798600000000002" calcext:value-type="float">
            <text:p>0.0079860000000000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846999999999997" calcext:value-type="float">
            <text:p>-0.00846999999999997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630000000000001" calcext:value-type="float">
            <text:p>-0.00630000000000001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509999999999999" calcext:value-type="float">
            <text:p>0.00509999999999999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171819999999997" calcext:value-type="float">
            <text:p>-0.017181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0750200000000029" calcext:value-type="float">
            <text:p>-0.0075020000000002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359999999999999" calcext:value-type="float">
            <text:p>-0.00359999999999999</text:p>
          </table:table-cell>
          <table:table-cell office:value-type="float" office:value="-0.00459799999999999" calcext:value-type="float">
            <text:p>-0.00459799999999999</text:p>
          </table:table-cell>
          <table:table-cell office:value-type="float" office:value="-0.00659999999999999" calcext:value-type="float">
            <text:p>-0.0065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3794" calcext:value-type="float">
            <text:p>0.01379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799999999996" calcext:value-type="float">
            <text:p>-0.00459799999999996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11616" calcext:value-type="float">
            <text:p>-0.011616</text:p>
          </table:table-cell>
        </table:table-row>
        <table:table-row table:style-name="ro1">
          <table:table-cell office:value-type="float" office:value="0.00345" calcext:value-type="float">
            <text:p>0.00345</text:p>
          </table:table-cell>
          <table:table-cell office:value-type="float" office:value="0.00539999999999998" calcext:value-type="float">
            <text:p>0.00539999999999998</text:p>
          </table:table-cell>
          <table:table-cell office:value-type="float" office:value="-0.00532400000000007" calcext:value-type="float">
            <text:p>-0.00532400000000007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242000000000004" calcext:value-type="float">
            <text:p>0.00242000000000004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05000000000001" calcext:value-type="float">
            <text:p>-0.00405000000000001</text:p>
          </table:table-cell>
          <table:table-cell office:value-type="float" office:value="-0.00362999999999994" calcext:value-type="float">
            <text:p>-0.00362999999999994</text:p>
          </table:table-cell>
          <table:table-cell office:value-type="float" office:value="-0.01035" calcext:value-type="float">
            <text:p>-0.01035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17800000000001" calcext:value-type="float">
            <text:p>-0.002178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165000000000001" calcext:value-type="float">
            <text:p>0.00165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05000000000001" calcext:value-type="float">
            <text:p>-0.00105000000000001</text:p>
          </table:table-cell>
          <table:table-cell office:value-type="float" office:value="0.00314600000000001" calcext:value-type="float">
            <text:p>0.003146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09999999999999" calcext:value-type="float">
            <text:p>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193599999999998" calcext:value-type="float">
            <text:p>-0.00193599999999998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-0.00990000000000001" calcext:value-type="float">
            <text:p>-0.00990000000000001</text:p>
          </table:table-cell>
          <table:table-cell office:value-type="float" office:value="0.00194999999999999" calcext:value-type="float">
            <text:p>0.00194999999999999</text:p>
          </table:table-cell>
          <table:table-cell office:value-type="float" office:value="-0.00266199999999969" calcext:value-type="float">
            <text:p>-0.0026619999999996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266200000000026" calcext:value-type="float">
            <text:p>-0.0026620000000002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508200000000002" calcext:value-type="float">
            <text:p>0.00508200000000002</text:p>
          </table:table-cell>
          <table:table-cell office:value-type="float" office:value="-0.000599999999999994" calcext:value-type="float">
            <text:p>-0.000599999999999994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406" calcext:value-type="float">
            <text:p>-0.010406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677599999999995" calcext:value-type="float">
            <text:p>-0.006775999999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4T15:22:39.130306875</dc:date>
    <meta:editing-duration>PT1M31S</meta:editing-duration>
    <meta:editing-cycles>1</meta:editing-cycles>
    <meta:document-statistic meta:table-count="1" meta:cell-count="988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63cm" svg:y="4.201cm" style:legend-expansion="high" chart:style-name="ch2"/>
        <chart:plot-area chart:style-name="ch3" table:cell-range-address="coil5_magnitude_validation_test2.AI1:coil5_magnitude_validation_test2.AI206" chart:data-source-has-labels="row" svg:x="0.32cm" svg:y="0.18cm" svg:width="10.523cm" svg:height="8.64cm">
          <chart:coordinate-region svg:x="1.047cm" svg:y="0.379cm" svg:width="9.65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il5_magnitude_validation_test2.AI2:coil5_magnitude_validation_test2.AI206" chart:label-cell-address="coil5_magnitude_validation_test2.AI1:coil5_magnitude_validation_test2.AI1" chart:class="chart:line">
            <chart:data-point chart:repeated="2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3_Y [mT]</text:p>
                <draw:g>
                  <svg:desc>coil5_magnitude_validation_test2.AI1:coil5_magnitude_validation_test2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585">
                <text:p>-0.00585</text:p>
                <draw:g>
                  <svg:desc>coil5_magnitude_validation_test2.AI2:coil5_magnitude_validation_test2.A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85">
                <text:p>-0.0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585">
                <text:p>-0.00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185">
                <text:p>-0.0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.02585">
                <text:p>-7.025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02885">
                <text:p>-7.02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00485">
                <text:p>-7.004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.01985">
                <text:p>-7.01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03185">
                <text:p>-7.03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00485">
                <text:p>-7.00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98385">
                <text:p>-6.98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00785">
                <text:p>-7.00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03185">
                <text:p>-7.03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98385">
                <text:p>-6.98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02285">
                <text:p>-7.02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02585">
                <text:p>-7.02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98985">
                <text:p>-6.98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.01685">
                <text:p>-7.01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.01385">
                <text:p>-7.013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99585">
                <text:p>-6.99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.00785">
                <text:p>-7.00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.02885">
                <text:p>-7.028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01385">
                <text:p>-7.01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02285">
                <text:p>-7.02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00185">
                <text:p>-7.00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98685">
                <text:p>-6.986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07385">
                <text:p>-7.073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4.87385">
                <text:p>-14.873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6.29585">
                <text:p>-16.29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6.25985">
                <text:p>-16.25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.34985">
                <text:p>-16.349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6.25685">
                <text:p>-16.256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6.35585">
                <text:p>-16.35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6.23285">
                <text:p>-16.23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.31385">
                <text:p>-16.31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27785">
                <text:p>-16.27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6.32285">
                <text:p>-16.322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.25985">
                <text:p>-16.25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6.34085">
                <text:p>-16.34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6.22385">
                <text:p>-16.22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6.33185">
                <text:p>-16.331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.26885">
                <text:p>-16.26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.26885">
                <text:p>-16.26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.29885">
                <text:p>-16.29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6.23285">
                <text:p>-16.23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.31985">
                <text:p>-16.319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6.21485">
                <text:p>-16.21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6.32585">
                <text:p>-16.32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.25385">
                <text:p>-16.25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.32285">
                <text:p>-16.32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10385">
                <text:p>-19.103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1.36785">
                <text:p>-31.36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1.33785">
                <text:p>-31.337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1.04085">
                <text:p>-31.04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0.82185">
                <text:p>-30.82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0.62385">
                <text:p>-30.62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0.44385">
                <text:p>-30.44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0.53085">
                <text:p>-30.53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0.40785">
                <text:p>-30.40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.59985">
                <text:p>-30.599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0.90585">
                <text:p>-30.905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.29885">
                <text:p>-31.298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1.36485">
                <text:p>-31.364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1.23285">
                <text:p>-31.23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1.26885">
                <text:p>-31.26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1.03485">
                <text:p>-31.03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0.97785">
                <text:p>-30.97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0.69285">
                <text:p>-30.69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0.57585">
                <text:p>-30.575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47985">
                <text:p>-30.479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0.54285">
                <text:p>-30.542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0.81585">
                <text:p>-30.81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0.73785">
                <text:p>-30.73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1.08885">
                <text:p>-31.08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0.99585">
                <text:p>-30.99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1.37685">
                <text:p>-31.376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1.21185">
                <text:p>-31.21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85">
                <text:p>-0.00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485">
                <text:p>-0.01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215">
                <text:p>0.01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615">
                <text:p>0.00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